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2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55.05mm"/>
    </style:style>
    <style:style style:name="co4" style:family="table-column">
      <style:table-column-properties fo:break-before="auto" style:column-width="43.6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4.8mm"/>
    </style:style>
    <style:style style:name="co9" style:family="table-column">
      <style:table-column-properties fo:break-before="auto" style:column-width="73.94mm"/>
    </style:style>
    <style:style style:name="co10" style:family="table-column">
      <style:table-column-properties fo:break-before="auto" style:column-width="70.2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0">
      <style:table-cell-properties fo:background-color="#ff6600" style:text-align-source="fix" style:repeat-content="false" fo:wrap-option="wrap" fo:border="0.06pt solid #000000" style:vertical-align="automatic"/>
      <style:paragraph-properties fo:text-align="start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start" fo:margin-left="0m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fo:background-color="transparent" fo:border="0.06pt solid #000000" style:vertical-align="automatic"/>
      <style:text-properties fo:color="#000000"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/>
      <style:text-properties fo:color="#000000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  <style:text-properties fo:color="#000000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0">
      <style:table-cell-properties fo:background-color="transparent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 fo:wrap-option="wrap" fo:border="0.06pt solid #000000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0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f00" fo:border="0.06pt solid #000000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ackground-color="#ffffff" fo:border="0.06pt solid #00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25" style:family="table-cell" style:parent-style-name="Default" style:data-style-name="N36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26" style:family="table-cell" style:parent-style-name="Default" style:data-style-name="N36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36"/>
    <style:style style:name="ce62" style:family="table-cell" style:parent-style-name="Default" style:data-style-name="N37"/>
    <style:style style:name="ce67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5" style:family="table-cell" style:parent-style-name="Default">
      <style:text-properties fo:color="#000000" fo:font-size="9pt" fo:font-weight="normal" style:font-size-asian="9pt" style:font-weight-asian="normal" style:font-size-complex="9pt" style:font-weight-complex="normal"/>
    </style:style>
    <style:style style:name="ce6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none" fo:border-right="none" fo:border-top="0.06pt solid #000000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MATUTINO&quot;;&quot;VESPERTINO&quot;;&quot;NOTURNO&quot;)" table:allow-empty-cell="true" table:display-list="unsorted" table:base-cell-address="Tercerrizado.A6">
          <table:help-message table:display="true"/>
          <table:error-message table:message-type="warning" table:title="TURNO" table:display="true">
            <text:p>Turno digitado, errado!</text:p>
          </table:error-message>
        </table:content-validation>
        <table:content-validation table:name="val2" table:condition="of:cell-content-is-date() and cell-content()&gt;43708" table:allow-empty-cell="true" table:base-cell-address="Tercerrizado.B6">
          <table:error-message table:message-type="stop" table:display="true"/>
        </table:content-validation>
        <table:content-validation table:name="val3" table:condition="of:cell-content-is-in-list([$Cadastro.$A$5:.$A$348])" table:allow-empty-cell="true" table:display-list="unsorted" table:base-cell-address="Tercerrizado.C6">
          <table:error-message table:message-type="stop" table:title="PROFESSOR" table:display="true">
            <text:p>Nome do Professor INVALIDO!</text:p>
          </table:error-message>
        </table:content-validation>
      </table:content-validations>
      <table:table table:name="Cadastr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19"/>
        <table:table-column table:style-name="co4" table:default-cell-style-name="ce13"/>
        <table:table-column table:style-name="co5" table:number-columns-repeated="2" table:default-cell-style-name="ce26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Default" table:number-columns-repeated="3"/>
          <table:table-cell table:style-name="ce23" office:value-type="string" calcext:value-type="string" table:number-columns-spanned="3" table:number-rows-spanned="1">
            <text:p>AFASTAMENTO</text:p>
          </table:table-cell>
          <table:covered-table-cell table:number-columns-repeated="2" table:style-name="Default"/>
        </table:table-row>
        <table:table-row table:style-name="ro2">
          <table:table-cell table:style-name="Default" office:value-type="string" calcext:value-type="string">
            <text:p>Professor</text:p>
          </table:table-cell>
          <table:table-cell table:style-name="Default" office:value-type="string" calcext:value-type="string">
            <text:p>SIAPE</text:p>
          </table:table-cell>
          <table:table-cell table:style-name="Default" office:value-type="string" calcext:value-type="string">
            <text:p>Coordenação</text:p>
          </table:table-cell>
          <table:table-cell table:style-name="Default" office:value-type="string" calcext:value-type="string">
            <text:p>TIPO</text:p>
          </table:table-cell>
          <table:table-cell table:style-name="Default" office:value-type="string" calcext:value-type="string">
            <text:p>INICIO</text:p>
          </table:table-cell>
          <table:table-cell table:style-name="Default" office:value-type="string" calcext:value-type="string">
            <text:p>FIM</text:p>
          </table:table-cell>
        </table:table-row>
        <table:table-row table:style-name="ro2">
          <table:table-cell table:style-name="ce1" office:value-type="string" calcext:value-type="string">
            <text:p>ABEL COELHO DA SILVA NETO</text:p>
          </table:table-cell>
          <table:table-cell table:style-name="ce9" office:value-type="float" office:value="1584720" calcext:value-type="float">
            <text:p>1584720</text:p>
          </table:table-cell>
          <table:table-cell office:value-type="string" calcext:value-type="string">
            <text:p>QUIMICA</text:p>
          </table:table-cell>
          <table:table-cell table:style-name="ce24" office:value-type="string" calcext:value-type="string">
            <text:p>PRÓ-REITOR</text:p>
          </table:table-cell>
          <table:table-cell table:style-name="ce25" office:value-type="date" office:date-value="2019-06-21" calcext:value-type="date">
            <text:p>21/06/2019</text:p>
          </table:table-cell>
          <table:table-cell/>
        </table:table-row>
        <table:table-row table:style-name="ro2">
          <table:table-cell table:style-name="ce1" office:value-type="string" calcext:value-type="string">
            <text:p>ABHAAO VERCOSA AMORIM</text:p>
          </table:table-cell>
          <table:table-cell table:style-name="ce9" office:value-type="float" office:value="1813804" calcext:value-type="float">
            <text:p>1813804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ELAYDE RODRIGUES A. DE OLIVEIRA</text:p>
          </table:table-cell>
          <table:table-cell office:value-type="float" office:value="1880862" calcext:value-type="float">
            <text:p>1880862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IANA DOS SANTOS FRANCO</text:p>
          </table:table-cell>
          <table:table-cell office:value-type="float" office:value="2311654" calcext:value-type="float">
            <text:p>2311654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IANA PAULA QUIXABEIRA R. E SILVA </text:p>
          </table:table-cell>
          <table:table-cell office:value-type="float" office:value="1223050" calcext:value-type="float">
            <text:p>1223050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IANA THIARA DE OLIVEIRA SILVA</text:p>
          </table:table-cell>
          <table:table-cell office:value-type="float" office:value="1162493" calcext:value-type="float">
            <text:p>1162493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IANO MALTA LOBO</text:p>
          </table:table-cell>
          <table:table-cell office:value-type="float" office:value="188496" calcext:value-type="float">
            <text:p>188496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RÂNIO JORGE BARBOSA CAMPOS</text:p>
          </table:table-cell>
          <table:table-cell office:value-type="float" office:value="1201145" calcext:value-type="float">
            <text:p>1201145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LTON FELIX DE LIMA FILHO</text:p>
          </table:table-cell>
          <table:table-cell/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AN JOHN DUARTE DE FREITAS</text:p>
          </table:table-cell>
          <table:table-cell office:value-type="float" office:value="1621894" calcext:value-type="float">
            <text:p>1621894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BERTO JORGE SANTOS DE ALMEIDA</text:p>
          </table:table-cell>
          <table:table-cell office:value-type="float" office:value="1703845" calcext:value-type="float">
            <text:p>1703845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 EMANUEL BARROS COSTA</text:p>
          </table:table-cell>
          <table:table-cell office:value-type="float" office:value="1882268" calcext:value-type="float">
            <text:p>1882268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 MELO DA SILVA</text:p>
          </table:table-cell>
          <table:table-cell table:style-name="ce11" office:value-type="float" office:value="3006502" calcext:value-type="float">
            <text:p>3006502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CUNHA MACHADO </text:p>
          </table:table-cell>
          <table:table-cell office:value-type="float" office:value="1583979" calcext:value-type="float">
            <text:p>1583979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FELIPE DE V. SANTOS</text:p>
          </table:table-cell>
          <table:table-cell office:value-type="float" office:value="3024763" calcext:value-type="float">
            <text:p>3024763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FLEMING VASQUES BASTOS</text:p>
          </table:table-cell>
          <table:table-cell office:value-type="float" office:value="1582271" calcext:value-type="float">
            <text:p>1582271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LEXANDRE JOSE BRAGA DA SILVA</text:p>
          </table:table-cell>
          <table:table-cell table:style-name="ce12"/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LUIZ DE HOLANDA PADILHA</text:p>
          </table:table-cell>
          <table:table-cell office:value-type="float" office:value="1194304" calcext:value-type="float">
            <text:p>1194304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MELO DE OLIVIERA</text:p>
          </table:table-cell>
          <table:table-cell office:value-type="float" office:value="2045126" calcext:value-type="float">
            <text:p>2045126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CE MARIA MARINHO RODRIGUES LIMA</text:p>
          </table:table-cell>
          <table:table-cell office:value-type="float" office:value="1914063" calcext:value-type="float">
            <text:p>1914063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AN CARLOS DA SILVA</text:p>
          </table:table-cell>
          <table:table-cell office:value-type="float" office:value="1696916" calcext:value-type="float">
            <text:p>1696916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IR SANTOS DE MEDEIROS</text:p>
          </table:table-cell>
          <table:table-cell office:value-type="float" office:value="1121799" calcext:value-type="float">
            <text:p>112179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LISSON LUIZ NASCIMENTO DA SILVA</text:p>
          </table:table-cell>
          <table:table-cell table:style-name="ce13"/>
          <table:table-cell table:style-name="ce13"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LVARO JOSE DE OLIVEIRA</text:p>
          </table:table-cell>
          <table:table-cell table:style-name="ce13"/>
          <table:table-cell table:style-name="ce13"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YSSON MATIAS LOPES DE LIMA</text:p>
          </table:table-cell>
          <table:table-cell office:value-type="float" office:value="1913140" calcext:value-type="float">
            <text:p>1913140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MARO HELIO LEITE DA SILVA</text:p>
          </table:table-cell>
          <table:table-cell table:style-name="ce14" office:value-type="float" office:value="1306655" calcext:value-type="float">
            <text:p>1306655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URY NOGUEIRA NETO</text:p>
          </table:table-cell>
          <table:table-cell table:style-name="ce9" office:value-type="float" office:value="1068312" calcext:value-type="float">
            <text:p>1068312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 CRISTINA SANTOS LIMEIRA</text:p>
          </table:table-cell>
          <table:table-cell office:value-type="float" office:value="2078360" calcext:value-type="float">
            <text:p>2078360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 LUIZA ARAUJO PORTO</text:p>
          </table:table-cell>
          <table:table-cell office:value-type="float" office:value="1812886" calcext:value-type="float">
            <text:p>1812886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RANGEL BATISTA SIQUEIRA</text:p>
          </table:table-cell>
          <table:table-cell table:style-name="ce9" office:value-type="float" office:value="1915695" calcext:value-type="float">
            <text:p>1915695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ERSON RODRIGUES GOMES</text:p>
          </table:table-cell>
          <table:table-cell office:value-type="float" office:value="1455322" calcext:value-type="float">
            <text:p>1455322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 LUIZ NOVAES DE OLIVEIRA</text:p>
          </table:table-cell>
          <table:table-cell office:value-type="float" office:value="1076872" calcext:value-type="float">
            <text:p>1076872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 PINTO ROCHA</text:p>
          </table:table-cell>
          <table:table-cell office:value-type="float" office:value="2695381" calcext:value-type="float">
            <text:p>2695381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A LUCIA VITAL CORDEIRO LOPES</text:p>
          </table:table-cell>
          <table:table-cell office:value-type="float" office:value="267567" calcext:value-type="float">
            <text:p>267567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EA PEREIRA MORAES</text:p>
          </table:table-cell>
          <table:table-cell office:value-type="float" office:value="2042063" calcext:value-type="float">
            <text:p>2042063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A BARALDI PACHEGO</text:p>
          </table:table-cell>
          <table:table-cell office:value-type="float" office:value="1047015" calcext:value-type="float">
            <text:p>1047015</text:p>
          </table:table-cell>
          <table:table-cell office:value-type="string" calcext:value-type="string">
            <text:p>CIENCIAS HUMANAS</text:p>
          </table:table-cell>
          <table:table-cell/>
          <table:table-cell table:style-name="ce25"/>
          <table:table-cell/>
        </table:table-row>
        <table:table-row table:style-name="ro2">
          <table:table-cell office:value-type="string" calcext:value-type="string">
            <text:p>ANGELA CRISTINA PEREIRA BARROS</text:p>
          </table:table-cell>
          <table:table-cell office:value-type="float" office:value="2347955" calcext:value-type="float">
            <text:p>2347955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ELA SOUZA SALES</text:p>
          </table:table-cell>
          <table:table-cell office:value-type="float" office:value="2111468" calcext:value-type="float">
            <text:p>2111468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ENOR FARIAS BARBOSA</text:p>
          </table:table-cell>
          <table:table-cell office:value-type="float" office:value="267525" calcext:value-type="float">
            <text:p>267525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ONIO ALBUQUERQUE DE SOUZA</text:p>
          </table:table-cell>
          <table:table-cell office:value-type="float" office:value="1810293" calcext:value-type="float">
            <text:p>1810293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TONIO CARLOS SANTOS DE LIMA</text:p>
          </table:table-cell>
          <table:table-cell office:value-type="float" office:value="1809639" calcext:value-type="float">
            <text:p>180963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TONIO CELIO LINS DO NASCIMENTO</text:p>
          </table:table-cell>
          <table:table-cell office:value-type="float" office:value="1188239" calcext:value-type="float">
            <text:p>118823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TONIO CICERO DE ARAUJO</text:p>
          </table:table-cell>
          <table:table-cell office:value-type="float" office:value="1220676" calcext:value-type="float">
            <text:p>1220676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ONIO JOSE PLACIDO DE MELO</text:p>
          </table:table-cell>
          <table:table-cell office:value-type="float" office:value="1488664" calcext:value-type="float">
            <text:p>1488664</text:p>
          </table:table-cell>
          <table:table-cell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TONIO WARNER DE A VASCONCELOS</text:p>
          </table:table-cell>
          <table:table-cell office:value-type="float" office:value="1673843" calcext:value-type="float">
            <text:p>167384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NWAR JOSE DE OLIVEIRA SOUZA</text:p>
          </table:table-cell>
          <table:table-cell table:style-name="ce12"/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RI DENISSON DA SILVA</text:p>
          </table:table-cell>
          <table:table-cell office:value-type="float" office:value="1656882" calcext:value-type="float">
            <text:p>1656882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LYSON ALVES DO NASCIMENTO</text:p>
          </table:table-cell>
          <table:table-cell office:value-type="float" office:value="3007967" calcext:value-type="float">
            <text:p>3007967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MANDO CELESTINO DOS SANTOS</text:p>
          </table:table-cell>
          <table:table-cell office:value-type="float" office:value="267517" calcext:value-type="float">
            <text:p>267517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NON CASSIANO DA SILVA</text:p>
          </table:table-cell>
          <table:table-cell office:value-type="float" office:value="1191173" calcext:value-type="float">
            <text:p>1191173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USTO CESAR MELO DE OLIVEIRA</text:p>
          </table:table-cell>
          <table:table-cell office:value-type="float" office:value="1755972" calcext:value-type="float">
            <text:p>1755972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REA LUIZA QUIXABEIRA ROSA E SILVA</text:p>
          </table:table-cell>
          <table:table-cell office:value-type="float" office:value="2050828" calcext:value-type="float">
            <text:p>2050828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EDITO NASCIMENTO</text:p>
          </table:table-cell>
          <table:table-cell office:value-type="float" office:value="267260" calcext:value-type="float">
            <text:p>267260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ROALDO RODRIGUES DOS SANTOS</text:p>
          </table:table-cell>
          <table:table-cell office:value-type="float" office:value="1646861" calcext:value-type="float">
            <text:p>1646861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O JACINTO DUARTE DA COSTA</text:p>
          </table:table-cell>
          <table:table-cell office:value-type="float" office:value="1746551" calcext:value-type="float">
            <text:p>1746551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NO RODRIGUES BESSA</text:p>
          </table:table-cell>
          <table:table-cell office:value-type="float" office:value="2866185" calcext:value-type="float">
            <text:p>2866185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LA ANTUNES DE CARVALHO CASADO</text:p>
          </table:table-cell>
          <table:table-cell office:value-type="float" office:value="1869589" calcext:value-type="float">
            <text:p>1869589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MILA LIMA DA COSTA</text:p>
          </table:table-cell>
          <table:table-cell office:value-type="float" office:value="2407352" calcext:value-type="float">
            <text:p>2407352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ILA SAMPAIO BEZERRA DA SILVA</text:p>
          </table:table-cell>
          <table:table-cell office:value-type="float" office:value="2615587" calcext:value-type="float">
            <text:p>2615587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ALBERTO DA SILVA</text:p>
          </table:table-cell>
          <table:table-cell office:value-type="float" office:value="267348" calcext:value-type="float">
            <text:p>267348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ALBERTO DE HYBI CERQUEIRA</text:p>
          </table:table-cell>
          <table:table-cell office:value-type="float" office:value="1068622" calcext:value-type="float">
            <text:p>1068622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ALBERTO SILVA DOS SANTOS</text:p>
          </table:table-cell>
          <table:table-cell office:value-type="float" office:value="1702583" calcext:value-type="float">
            <text:p>1702583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ALBERTO VANDERLEI VANGASSE</text:p>
          </table:table-cell>
          <table:table-cell office:value-type="float" office:value="267417" calcext:value-type="float">
            <text:p>267417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RLOS HENRIQUE ALMEIDA ALVES</text:p>
          </table:table-cell>
          <table:table-cell office:value-type="float" office:value="981884" calcext:value-type="float">
            <text:p>981884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MARCELO DE ARAUJO BIBIANO</text:p>
          </table:table-cell>
          <table:table-cell office:value-type="float" office:value="981965" calcext:value-type="float">
            <text:p>981965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RLOS MENEZES DE SOUZA JUNIOR</text:p>
          </table:table-cell>
          <table:table-cell office:value-type="float" office:value="1670729" calcext:value-type="float">
            <text:p>1670729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SON LAMENHA APOLINARIO</text:p>
          </table:table-cell>
          <table:table-cell office:value-type="float" office:value="267321" calcext:value-type="float">
            <text:p>267321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SIO HARTMANN</text:p>
          </table:table-cell>
          <table:table-cell office:value-type="float" office:value="1809583" calcext:value-type="float">
            <text:p>1809583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CILIA DANTAS VICENTE </text:p>
          </table:table-cell>
          <table:table-cell office:value-type="float" office:value="1524170" calcext:value-type="float">
            <text:p>1524170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ENE ALVES DA SILVA</text:p>
          </table:table-cell>
          <table:table-cell office:value-type="float" office:value="2415758" calcext:value-type="float">
            <text:p>2415758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LSO SILVA CALDAS </text:p>
          </table:table-cell>
          <table:table-cell office:value-type="float" office:value="1311882" calcext:value-type="float">
            <text:p>1311882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HARRIDY MAX FONTES PINTO</text:p>
          </table:table-cell>
          <table:table-cell office:value-type="float" office:value="20718800" calcext:value-type="float">
            <text:p>20718800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HRISTIANE BATINGA AGRA</text:p>
          </table:table-cell>
          <table:table-cell office:value-type="float" office:value="2045781" calcext:value-type="float">
            <text:p>2045781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A CORDEIRO DE ASSIS</text:p>
          </table:table-cell>
          <table:table-cell office:value-type="float" office:value="1454860" calcext:value-type="float">
            <text:p>1454860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UDIO ESTEVAO BERGAMINI</text:p>
          </table:table-cell>
          <table:table-cell office:value-type="float" office:value="2893579" calcext:value-type="float">
            <text:p>2893579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CLAUDIONOR FERREIRA ARAUJO</text:p>
          </table:table-cell>
          <table:table-cell table:style-name="ce13"/>
          <table:table-cell table:style-name="ce13"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EBER NAUBER DOS SANTOS</text:p>
          </table:table-cell>
          <table:table-cell office:value-type="float" office:value="1976022" calcext:value-type="float">
            <text:p>197602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EIDE CALHEIROS DA SILVA</text:p>
          </table:table-cell>
          <table:table-cell office:value-type="float" office:value="2045153" calcext:value-type="float">
            <text:p>204515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EUNIS BRANDAO RIBEIRO</text:p>
          </table:table-cell>
          <table:table-cell office:value-type="float" office:value="2177836" calcext:value-type="float">
            <text:p>2177836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LEUSA SALVINA R. M. BARBOSA</text:p>
          </table:table-cell>
          <table:table-cell office:value-type="float" office:value="1478667" calcext:value-type="float">
            <text:p>1478667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LEVERTON DA SILVA VASCONCELOS</text:p>
          </table:table-cell>
          <table:table-cell office:value-type="float" office:value="1975284" calcext:value-type="float">
            <text:p>1975284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CLEYLTON BEZERRA LOPES</text:p>
          </table:table-cell>
          <table:table-cell office:value-type="float" office:value="1890963" calcext:value-type="float">
            <text:p>1890963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NE GONCALVES DE CASTRO </text:p>
          </table:table-cell>
          <table:table-cell office:value-type="float" office:value="1584714" calcext:value-type="float">
            <text:p>1584714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DACIO LOPES CAMERINO FILHO</text:p>
          </table:table-cell>
          <table:table-cell table:style-name="ce13"/>
          <table:table-cell table:style-name="ce13"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IAO AUGUSTO DE FARIAS SANTOS</text:p>
          </table:table-cell>
          <table:table-cell office:value-type="float" office:value="1033614" calcext:value-type="float">
            <text:p>1033614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NIEL COTRIM CAMERINO</text:p>
          </table:table-cell>
          <table:table-cell office:value-type="float" office:value="1809188" calcext:value-type="float">
            <text:p>1809188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NIEL DE JESUS PEREIRA</text:p>
          </table:table-cell>
          <table:table-cell office:value-type="float" office:value="2410916" calcext:value-type="float">
            <text:p>2410916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ANIEL FERREIRA DA GUIA</text:p>
          </table:table-cell>
          <table:table-cell office:value-type="float" office:value="267419" calcext:value-type="float">
            <text:p>267419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ANIEL RIBEIRO DE MENDONCA</text:p>
          </table:table-cell>
          <table:table-cell office:value-type="float" office:value="1813350" calcext:value-type="float">
            <text:p>1813350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DANIELA PEREIRA DE LIMA</text:p>
          </table:table-cell>
          <table:table-cell office:value-type="float" office:value="3027081" calcext:value-type="float">
            <text:p>3027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NIELA RIBEIRO BULHOES JOBIM</text:p>
          </table:table-cell>
          <table:table-cell office:value-type="float" office:value="1675284" calcext:value-type="float">
            <text:p>167528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NIELLE BARBOSA BEZERRA</text:p>
          </table:table-cell>
          <table:table-cell office:value-type="float" office:value="1461814" calcext:value-type="float">
            <text:p>1461814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NIELLE COTTA DE MELO N. DA SILVA</text:p>
          </table:table-cell>
          <table:table-cell office:value-type="float" office:value="1677699" calcext:value-type="float">
            <text:p>1677699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NIELLY CALDAS DE OLIVEIRA</text:p>
          </table:table-cell>
          <table:table-cell office:value-type="float" office:value="1698960" calcext:value-type="float">
            <text:p>1698960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DAVID GOMES COSTA</text:p>
          </table:table-cell>
          <table:table-cell office:value-type="float" office:value="1609773" calcext:value-type="float">
            <text:p>1609773</text:p>
          </table:table-cell>
          <table:table-cell office:value-type="string" calcext:value-type="string">
            <text:p>CIENCIAS HUMANAS</text:p>
          </table:table-cell>
          <table:table-cell office:value-type="string" calcext:value-type="string">
            <text:p>AFASTADO</text:p>
          </table:table-cell>
          <table:table-cell table:style-name="ce25" office:value-type="date" office:date-value="2017-09-21" calcext:value-type="date">
            <text:p>21/09/2017</text:p>
          </table:table-cell>
          <table:table-cell table:style-name="ce25" office:value-type="date" office:date-value="2020-06-02" calcext:value-type="date">
            <text:p>02/06/2020</text:p>
          </table:table-cell>
        </table:table-row>
        <table:table-row table:style-name="ro2">
          <table:table-cell office:value-type="string" calcext:value-type="string">
            <text:p>DAVID WANDERLEY SILVA LINS </text:p>
          </table:table-cell>
          <table:table-cell office:value-type="float" office:value="1187926" calcext:value-type="float">
            <text:p>1187926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ETRIUS PEREIRA MORILLA</text:p>
          </table:table-cell>
          <table:table-cell office:value-type="float" office:value="1900468" calcext:value-type="float">
            <text:p>1900468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IS ROCHA CALAZANS</text:p>
          </table:table-cell>
          <table:table-cell office:value-type="float" office:value="1420307" calcext:value-type="float">
            <text:p>1420307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ISE LAGES VIEIRA DA SILVA</text:p>
          </table:table-cell>
          <table:table-cell office:value-type="float" office:value="1978706" calcext:value-type="float">
            <text:p>1978706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ENISE MAGALHAES DUTRA</text:p>
          </table:table-cell>
          <table:table-cell office:value-type="float" office:value="1674175" calcext:value-type="float">
            <text:p>1674175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YSE FERREIRA ROCHA</text:p>
          </table:table-cell>
          <table:table-cell office:value-type="float" office:value="1545942" calcext:value-type="float">
            <text:p>1545942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LZA GOMES DE OMENA</text:p>
          </table:table-cell>
          <table:table-cell office:value-type="float" office:value="3113942" calcext:value-type="float">
            <text:p>3113942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ANIR MARIA DE LIMA</text:p>
          </table:table-cell>
          <table:table-cell office:value-type="float" office:value="1813588" calcext:value-type="float">
            <text:p>18135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JALMA DE ALBUQUERQUE BARROS FILHO </text:p>
          </table:table-cell>
          <table:table-cell office:value-type="float" office:value="1372367" calcext:value-type="float">
            <text:p>1372367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ENEZER BERNANDES CORREIA SILVA</text:p>
          </table:table-cell>
          <table:table-cell office:value-type="float" office:value="1673736" calcext:value-type="float">
            <text:p>1673736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SON CAMILO DE MORAES JUNIOR</text:p>
          </table:table-cell>
          <table:table-cell office:value-type="float" office:value="2191508" calcext:value-type="float">
            <text:p>2191508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JA LAURINDO DE LIMA</text:p>
          </table:table-cell>
          <table:table-cell office:value-type="float" office:value="3212537" calcext:value-type="float">
            <text:p>3212537</text:p>
          </table:table-cell>
          <table:table-cell office:value-type="string" calcext:value-type="string">
            <text:p>EDIFICACOES</text:p>
          </table:table-cell>
          <table:table-cell table:style-name="ce24" office:value-type="string" calcext:value-type="string">
            <text:p>PRÓ-REITOR</text:p>
          </table:table-cell>
          <table:table-cell table:style-name="ce25" office:value-type="date" office:date-value="2019-06-21" calcext:value-type="date">
            <text:p>21/06/2019</text:p>
          </table:table-cell>
          <table:table-cell/>
        </table:table-row>
        <table:table-row table:style-name="ro2">
          <table:table-cell office:value-type="string" calcext:value-type="string">
            <text:p>EDMAR MARINHO DE AZEVEDO</text:p>
          </table:table-cell>
          <table:table-cell office:value-type="float" office:value="2418964" calcext:value-type="float">
            <text:p>2418964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NILSON GOMES MATIAS</text:p>
          </table:table-cell>
          <table:table-cell office:value-type="float" office:value="2046330" calcext:value-type="float">
            <text:p>2046330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RIANE TEIXEIRA DA SILVA</text:p>
          </table:table-cell>
          <table:table-cell office:value-type="float" office:value="2118662" calcext:value-type="float">
            <text:p>2118662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UARDO CARDOSO MORAES</text:p>
          </table:table-cell>
          <table:table-cell office:value-type="float" office:value="1802501" calcext:value-type="float">
            <text:p>1802501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DUARDO FRIGOLETTO DE MENEZES</text:p>
          </table:table-cell>
          <table:table-cell office:value-type="float" office:value="1510191" calcext:value-type="float">
            <text:p>1510191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UARDO HENRIQUE OMENA BASTOS</text:p>
          </table:table-cell>
          <table:table-cell office:value-type="float" office:value="1915332" calcext:value-type="float">
            <text:p>191533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DUARDO HENRIQUE VIANA DE SOUSA</text:p>
          </table:table-cell>
          <table:table-cell office:value-type="float" office:value="1653997" calcext:value-type="float">
            <text:p>1653997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UARDO LIMA DO SANTOS</text:p>
          </table:table-cell>
          <table:table-cell office:value-type="float" office:value="2721552" calcext:value-type="float">
            <text:p>2721552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VÂNIA MEDEIROS DE OMENA</text:p>
          </table:table-cell>
          <table:table-cell office:value-type="float" office:value="2055801" calcext:value-type="float">
            <text:p>2055801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AINE CRISTINA DOS SANTOS LIMA</text:p>
          </table:table-cell>
          <table:table-cell office:value-type="float" office:value="2045424" calcext:value-type="float">
            <text:p>204542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AINE DOS REIS SOEIRA</text:p>
          </table:table-cell>
          <table:table-cell office:value-type="float" office:value="1666549" calcext:value-type="float">
            <text:p>1666549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AINE DOS SANTOS SGARBI</text:p>
          </table:table-cell>
          <table:table-cell office:value-type="float" office:value="2945023" calcext:value-type="float">
            <text:p>294502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ANE DOS SANTOS ALENCAR</text:p>
          </table:table-cell>
          <table:table-cell office:value-type="float" office:value="3126584" calcext:value-type="float">
            <text:p>3126584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ISABETE DUARTE DE OLIVEIRA</text:p>
          </table:table-cell>
          <table:table-cell office:value-type="float" office:value="1693451" calcext:value-type="float">
            <text:p>1693451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ELTON NASCIMENTO BARRROS</text:p>
          </table:table-cell>
          <table:table-cell table:style-name="ce13"/>
          <table:table-cell table:style-name="ce13"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VYS ALVES SOARES</text:p>
          </table:table-cell>
          <table:table-cell office:value-type="float" office:value="1688380" calcext:value-type="float">
            <text:p>1688380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ANUEL GOMES MARQUES</text:p>
          </table:table-cell>
          <table:table-cell office:value-type="float" office:value="2201226" calcext:value-type="float">
            <text:p>22012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ANUELLE SATIKO MONTEIRO MATSUMOTO</text:p>
          </table:table-cell>
          <table:table-cell office:value-type="float" office:value="3123471" calcext:value-type="float">
            <text:p>3123471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ERSON MARTINS SILVA</text:p>
          </table:table-cell>
          <table:table-cell office:value-type="float" office:value="2407352" calcext:value-type="float">
            <text:p>2407352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ALDO VIEIRA DE MELO</text:p>
          </table:table-cell>
          <table:table-cell office:value-type="float" office:value="2040642" calcext:value-type="float">
            <text:p>2040642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ONILMA BARBOSA DA SILVA</text:p>
          </table:table-cell>
          <table:table-cell office:value-type="float" office:value="1552757" calcext:value-type="float">
            <text:p>1552757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VAM ALVES MOREIRA NETO</text:p>
          </table:table-cell>
          <table:table-cell office:value-type="float" office:value="2042144" calcext:value-type="float">
            <text:p>204214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EUNICE PALMEIRA DA SILVA</text:p>
          </table:table-cell>
          <table:table-cell office:value-type="float" office:value="2422219" calcext:value-type="float">
            <text:p>2422219</text:p>
          </table:table-cell>
          <table:table-cell/>
          <table:table-cell table:style-name="ce24" office:value-type="string" calcext:value-type="string">
            <text:p>PRÓ-REITOR</text:p>
          </table:table-cell>
          <table:table-cell table:style-name="ce25" office:value-type="date" office:date-value="2018-04-03" calcext:value-type="date">
            <text:p>03/04/2018</text:p>
          </table:table-cell>
          <table:table-cell/>
        </table:table-row>
        <table:table-row table:style-name="ro2">
          <table:table-cell table:style-name="ce3" office:value-type="string" calcext:value-type="string">
            <text:p>EVERT ELVIS BATISTA DE ALMEIDA</text:p>
          </table:table-cell>
          <table:table-cell office:value-type="float" office:value="2248031" calcext:value-type="float">
            <text:p>2248031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FABIANO DOS SANTOS BRIAO</text:p>
          </table:table-cell>
          <table:table-cell table:style-name="ce13"/>
          <table:table-cell table:style-name="ce13"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IO JOSE DOS SANTOS</text:p>
          </table:table-cell>
          <table:table-cell office:value-type="float" office:value="1723813" calcext:value-type="float">
            <text:p>172381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IO MAURICIO DO BONFIM CALAZANS</text:p>
          </table:table-cell>
          <table:table-cell office:value-type="float" office:value="1186906" calcext:value-type="float">
            <text:p>1186906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IO SOARES GOMES</text:p>
          </table:table-cell>
          <table:table-cell office:value-type="float" office:value="1477734" calcext:value-type="float">
            <text:p>1477734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RISIA FERREIRA DE ARAUJO</text:p>
          </table:table-cell>
          <table:table-cell office:value-type="float" office:value="1186979" calcext:value-type="float">
            <text:p>1186979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LIPE CESAR MARQUES TUPINAMBA</text:p>
          </table:table-cell>
          <table:table-cell office:value-type="float" office:value="2362071" calcext:value-type="float">
            <text:p>2362071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ELIPE VASCONCELOS CAVALCANTE</text:p>
          </table:table-cell>
          <table:table-cell office:value-type="float" office:value="2295926" calcext:value-type="float">
            <text:p>2295926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FERNANDO GUSTAVO ALENCAR DE ALB. LINS</text:p>
          </table:table-cell>
          <table:table-cell table:style-name="ce15" office:value-type="float" office:value="1187734" calcext:value-type="float">
            <text:p>1187734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NANDO HENRIQUE M. VASCONCELOS</text:p>
          </table:table-cell>
          <table:table-cell office:value-type="float" office:value="1033504" calcext:value-type="float">
            <text:p>1033504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NANDO JOSE DA SILVA</text:p>
          </table:table-cell>
          <table:table-cell office:value-type="float" office:value="1187505" calcext:value-type="float">
            <text:p>1187505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FERNANDO KENJI KAMEI</text:p>
          </table:table-cell>
          <table:table-cell office:value-type="float" office:value="1897878" calcext:value-type="float">
            <text:p>1897878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AFASTADO</text:p>
          </table:table-cell>
          <table:table-cell table:style-name="ce25" office:value-type="date" office:date-value="2018-03-23" calcext:value-type="date">
            <text:p>23/03/2018</text:p>
          </table:table-cell>
          <table:table-cell table:style-name="ce25" office:value-type="date" office:date-value="2020-03-01" calcext:value-type="date">
            <text:p>01/03/2020</text:p>
          </table:table-cell>
        </table:table-row>
        <table:table-row table:style-name="ro2">
          <table:table-cell office:value-type="string" calcext:value-type="string">
            <text:p>FLAVIA BRAGA DO NASCIMENTO SERBIM</text:p>
          </table:table-cell>
          <table:table-cell office:value-type="float" office:value="18923267" calcext:value-type="float">
            <text:p>18923267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VIA KAROLINA LIMA DUARTE BARBOSA</text:p>
          </table:table-cell>
          <table:table-cell office:value-type="float" office:value="1805693" calcext:value-type="float">
            <text:p>180569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AVIO MOTA MEDEIROS</text:p>
          </table:table-cell>
          <table:table-cell office:value-type="float" office:value="1812957" calcext:value-type="float">
            <text:p>1812957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CYMAIKEL ALVES DE OLIVEIRA COSTA</text:p>
          </table:table-cell>
          <table:table-cell office:value-type="float" office:value="2000143" calcext:value-type="float">
            <text:p>2000143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ANK WESLEY XAVIER DA SILVA</text:p>
          </table:table-cell>
          <table:table-cell office:value-type="float" office:value="1343376" calcext:value-type="float">
            <text:p>1343376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D AUGUSTO RIBEIRO NOGUEIRA</text:p>
          </table:table-cell>
          <table:table-cell office:value-type="float" office:value="1894009" calcext:value-type="float">
            <text:p>1894009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DERICO SALGUEIRO PASSOS</text:p>
          </table:table-cell>
          <table:table-cell office:value-type="float" office:value="1867551" calcext:value-type="float">
            <text:p>1867551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DY LOBO MONTEIRO</text:p>
          </table:table-cell>
          <table:table-cell office:value-type="float" office:value="1317879" calcext:value-type="float">
            <text:p>131787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IVALDO ROCHA WANDERLEY</text:p>
          </table:table-cell>
          <table:table-cell office:value-type="float" office:value="1186916" calcext:value-type="float">
            <text:p>1186916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RGE FLAVIO PEREIRA CHAVES</text:p>
          </table:table-cell>
          <table:table-cell office:value-type="float" office:value="1478141" calcext:value-type="float">
            <text:p>1478141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SON MACIEL GUIMARAES</text:p>
          </table:table-cell>
          <table:table-cell office:value-type="float" office:value="2871947" calcext:value-type="float">
            <text:p>2871947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RTRUDES MAGNA SALES DA SILVA</text:p>
          </table:table-cell>
          <table:table-cell office:value-type="float" office:value="1250196" calcext:value-type="float">
            <text:p>1250196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MAR SOARES FURTADO </text:p>
          </table:table-cell>
          <table:table-cell office:value-type="float" office:value="1250196" calcext:value-type="float">
            <text:p>1250196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MAR TEODOSIO SILVA</text:p>
          </table:table-cell>
          <table:table-cell office:value-type="float" office:value="1915163" calcext:value-type="float">
            <text:p>1915163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LSON LAURENTINO DA SILVA</text:p>
          </table:table-cell>
          <table:table-cell office:value-type="float" office:value="267351" calcext:value-type="float">
            <text:p>267351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IULIANO RAPOSO RODRIGUES</text:p>
          </table:table-cell>
          <table:table-cell office:value-type="float" office:value="1916114" calcext:value-type="float">
            <text:p>1916114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IVALDO OLIVEIRA DOS SANTOS</text:p>
          </table:table-cell>
          <table:table-cell office:value-type="float" office:value="1181073" calcext:value-type="float">
            <text:p>1181073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CINO FRANCISCO RODRIGUES</text:p>
          </table:table-cell>
          <table:table-cell office:value-type="float" office:value="1976335" calcext:value-type="float">
            <text:p>1976335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GOR GAMA DE CARVALHO</text:p>
          </table:table-cell>
          <table:table-cell office:value-type="float" office:value="1977512" calcext:value-type="float">
            <text:p>1977512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GORY AGUIAR CALDAS BARBOSA</text:p>
          </table:table-cell>
          <table:table-cell office:value-type="float" office:value="1703854" calcext:value-type="float">
            <text:p>1703854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GUSTAVO JOSE CERQUEIRA PESSOA</text:p>
          </table:table-cell>
          <table:table-cell table:style-name="ce13"/>
          <table:table-cell table:style-name="ce13"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BERTH BRAGA GONCALVES RIBEIRO</text:p>
          </table:table-cell>
          <table:table-cell/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CIO BEZERRA DO NASCIMENTO JUNIOR</text:p>
          </table:table-cell>
          <table:table-cell office:value-type="float" office:value="1582362" calcext:value-type="float">
            <text:p>1582362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NRIQUE ADRIANO DE MACENA MARQUES </text:p>
          </table:table-cell>
          <table:table-cell office:value-type="float" office:value="1979620" calcext:value-type="float">
            <text:p>1979620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CULES DE LUCENA LIRA </text:p>
          </table:table-cell>
          <table:table-cell table:style-name="ce16" office:value-type="float" office:value="2568227" calcext:value-type="float">
            <text:p>2568227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ON TEIXEIRA AMORIM</text:p>
          </table:table-cell>
          <table:table-cell table:style-name="ce12" office:value-type="float" office:value="1227660" calcext:value-type="float">
            <text:p>1227660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DSON KLEBER PALMEIRA CANNUTO</text:p>
          </table:table-cell>
          <table:table-cell table:style-name="ce12" office:value-type="float" office:value="1690338" calcext:value-type="float">
            <text:p>1690338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GO SANTOS NUNES</text:p>
          </table:table-cell>
          <table:table-cell table:style-name="ce12" office:value-type="float" office:value="223068" calcext:value-type="float">
            <text:p>223068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MBERTO JORGE BRAGA CAVALCANTI</text:p>
          </table:table-cell>
          <table:table-cell table:style-name="ce12" office:value-type="float" office:value="1049961" calcext:value-type="float">
            <text:p>1049961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ARA BARROS VALENTIM</text:p>
          </table:table-cell>
          <table:table-cell office:value-type="float" office:value="1981781" calcext:value-type="float">
            <text:p>1981781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LKA DE CARVALHO CEDRIM</text:p>
          </table:table-cell>
          <table:table-cell table:style-name="ce12" office:value-type="float" office:value="1893378" calcext:value-type="float">
            <text:p>1893378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OLITA MARQUES LIRA</text:p>
          </table:table-cell>
          <table:table-cell office:value-type="float" office:value="267524" calcext:value-type="float">
            <text:p>267524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VANILDO CAVALCANTI TIMOTEO</text:p>
          </table:table-cell>
          <table:table-cell office:value-type="float" office:value="17805740" calcext:value-type="float">
            <text:p>17805740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VO AUGUSTO ANDRADE ROCHA CALADO</text:p>
          </table:table-cell>
          <table:table-cell office:value-type="float" office:value="17805740" calcext:value-type="float">
            <text:p>17805740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ACEGUAI SOARES DA SILVA</text:p>
          </table:table-cell>
          <table:table-cell table:style-name="ce13"/>
          <table:table-cell table:style-name="ce13"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KSON PINTO SILVA</text:p>
          </table:table-cell>
          <table:table-cell office:value-type="float" office:value="1984834" calcext:value-type="float">
            <text:p>198483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SIEL JOSE DE ABREU</text:p>
          </table:table-cell>
          <table:table-cell office:value-type="float" office:value="2781183" calcext:value-type="float">
            <text:p>2781183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JAILTON CARDOSO DA CRUZ</text:p>
          </table:table-cell>
          <table:table-cell table:style-name="ce17" office:value-type="float" office:value="1242869" calcext:value-type="float">
            <text:p>1242869</text:p>
          </table:table-cell>
          <table:table-cell office:value-type="string" calcext:value-type="string">
            <text:p>INFORMATICA</text:p>
          </table:table-cell>
          <table:table-cell office:value-type="string" calcext:value-type="string">
            <text:p>AFASTADO</text:p>
          </table:table-cell>
          <table:table-cell table:style-name="ce25" office:value-type="date" office:date-value="2019-03-29" calcext:value-type="date">
            <text:p>29/03/2019</text:p>
          </table:table-cell>
          <table:table-cell table:style-name="ce25" office:value-type="date" office:date-value="2023-03-01" calcext:value-type="date">
            <text:p>01/03/2023</text:p>
          </table:table-cell>
        </table:table-row>
        <table:table-row table:style-name="ro2">
          <table:table-cell office:value-type="string" calcext:value-type="string">
            <text:p>JAKSON ISRAEL LIMA DE MENDES</text:p>
          </table:table-cell>
          <table:table-cell office:value-type="float" office:value="2981398" calcext:value-type="float">
            <text:p>2981398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NAINA GOMES SOARES</text:p>
          </table:table-cell>
          <table:table-cell office:value-type="float" office:value="2050032" calcext:value-type="float">
            <text:p>2050032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SETE MARIA DA SILVA PEREIRA</text:p>
          </table:table-cell>
          <table:table-cell table:style-name="ce14" office:value-type="float" office:value="1514494" calcext:value-type="float">
            <text:p>1514494</text:p>
          </table:table-cell>
          <table:table-cell office:value-type="string" calcext:value-type="string">
            <text:p>TURISMO/HOTELARIA</text:p>
          </table:table-cell>
          <table:table-cell office:value-type="string" calcext:value-type="string">
            <text:p>AFASTADO</text:p>
          </table:table-cell>
          <table:table-cell table:style-name="ce25" office:value-type="date" office:date-value="2019-03-08" calcext:value-type="date">
            <text:p>08/03/2019</text:p>
          </table:table-cell>
          <table:table-cell table:style-name="ce25" office:value-type="date" office:date-value="2020-04-30" calcext:value-type="date">
            <text:p>30/04/2020</text:p>
          </table:table-cell>
        </table:table-row>
        <table:table-row table:style-name="ro2">
          <table:table-cell office:value-type="string" calcext:value-type="string">
            <text:p>JEAN JACQUES BITTENCOURT DA ROCHA</text:p>
          </table:table-cell>
          <table:table-cell office:value-type="float" office:value="1288303" calcext:value-type="float">
            <text:p>1288303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ANE MARIA DE MELO</text:p>
          </table:table-cell>
          <table:table-cell table:style-name="ce14" office:value-type="float" office:value="1080952" calcext:value-type="float">
            <text:p>1080952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ILMA RODRIGUES DO NASCIMENTO</text:p>
          </table:table-cell>
          <table:table-cell office:value-type="float" office:value="3025797" calcext:value-type="float">
            <text:p>3025797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INNY CHRISTINE GOMES DOS SANTOS</text:p>
          </table:table-cell>
          <table:table-cell office:value-type="float" office:value="1049674" calcext:value-type="float">
            <text:p>1049674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SU COSTA FERREIRA JUNIOR</text:p>
          </table:table-cell>
          <table:table-cell office:value-type="float" office:value="1888951" calcext:value-type="float">
            <text:p>1888951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CY VICENTE FERREIRA</text:p>
          </table:table-cell>
          <table:table-cell office:value-type="float" office:value="1485255" calcext:value-type="float">
            <text:p>1485255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O GILBERTO TEIXEIRA SILVA</text:p>
          </table:table-cell>
          <table:table-cell office:value-type="float" office:value="2615597" calcext:value-type="float">
            <text:p>2615597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AO HENRIQUE DA COSTA CARDOSO</text:p>
          </table:table-cell>
          <table:table-cell office:value-type="float" office:value="1034006" calcext:value-type="float">
            <text:p>1034006</text:p>
          </table:table-cell>
          <table:table-cell office:value-type="string" calcext:value-type="string">
            <text:p>ELETRONICA</text:p>
          </table:table-cell>
          <table:table-cell table:style-name="ce24" office:value-type="string" calcext:value-type="string">
            <text:p>LICENÇA CAPACITAÇÃO</text:p>
          </table:table-cell>
          <table:table-cell table:style-name="ce25" office:value-type="date" office:date-value="2019-07-26" calcext:value-type="date">
            <text:p>26/07/2019</text:p>
          </table:table-cell>
          <table:table-cell table:style-name="ce25" office:value-type="date" office:date-value="2019-10-23" calcext:value-type="date">
            <text:p>23/10/2019</text:p>
          </table:table-cell>
        </table:table-row>
        <table:table-row table:style-name="ro2">
          <table:table-cell office:value-type="string" calcext:value-type="string">
            <text:p>JOAQUIM ALEXANDRE MOREIRA AZEVEDO</text:p>
          </table:table-cell>
          <table:table-cell office:value-type="float" office:value="2567890" calcext:value-type="float">
            <text:p>2567890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EFERSON REIS MARTINS</text:p>
          </table:table-cell>
          <table:table-cell office:value-type="float" office:value="1814627" calcext:value-type="float">
            <text:p>1814627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HNNATAN DUARTE DE FREITAS</text:p>
          </table:table-cell>
          <table:table-cell office:value-type="float" office:value="1524190" calcext:value-type="float">
            <text:p>1524190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NAS DOS SANTOS SOUSA</text:p>
          </table:table-cell>
          <table:table-cell office:value-type="float" office:value="1677727" calcext:value-type="float">
            <text:p>1677727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GE BATISTA SANTOS JUNIOR</text:p>
          </table:table-cell>
          <table:table-cell office:value-type="float" office:value="267096" calcext:value-type="float">
            <text:p>267096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GE LEVINO SILVA</text:p>
          </table:table-cell>
          <table:table-cell office:value-type="float" office:value="267319" calcext:value-type="float">
            <text:p>267319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ORGE LUIZ ARAUJO ROCHA</text:p>
          </table:table-cell>
          <table:table-cell table:style-name="ce13"/>
          <table:table-cell table:style-name="ce13"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RGE LUIZ LAURIANO GAMA</text:p>
          </table:table-cell>
          <table:table-cell office:value-type="float" office:value="2175844" calcext:value-type="float">
            <text:p>2175844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ALMEIDA DOS SANTOS</text:p>
          </table:table-cell>
          <table:table-cell office:value-type="float" office:value="1529641" calcext:value-type="float">
            <text:p>1529641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ANTONIO FRANCA DE ARAUJO</text:p>
          </table:table-cell>
          <table:table-cell office:value-type="float" office:value="2161943" calcext:value-type="float">
            <text:p>2161943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DE HOLANDA CAVALCANTE JUNIOR</text:p>
          </table:table-cell>
          <table:table-cell office:value-type="float" office:value="2895323" calcext:value-type="float">
            <text:p>2895323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DIEGO MAGALHAES SOARES</text:p>
          </table:table-cell>
          <table:table-cell office:value-type="float" office:value="2045094" calcext:value-type="float">
            <text:p>2045094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DOS SANTOS</text:p>
          </table:table-cell>
          <table:table-cell table:style-name="ce16" office:value-type="float" office:value="267087" calcext:value-type="float">
            <text:p>267087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OSE JADILSON NUNES DE MACEDO</text:p>
          </table:table-cell>
          <table:table-cell table:style-name="ce13"/>
          <table:table-cell table:style-name="ce13"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MARTINS DOS SANTOS SOBRINHO</text:p>
          </table:table-cell>
          <table:table-cell table:style-name="ce12" office:value-type="float" office:value="1210945" calcext:value-type="float">
            <text:p>1210945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MAURICIO PEREIRA PINTO</text:p>
          </table:table-cell>
          <table:table-cell office:value-type="float" office:value="1213713" calcext:value-type="float">
            <text:p>1213713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OSE ROBERTO NUNES DO SANTOS</text:p>
          </table:table-cell>
          <table:table-cell table:style-name="ce13"/>
          <table:table-cell table:style-name="ce13"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 SILVIO DOS SANTOS</text:p>
          </table:table-cell>
          <table:table-cell office:value-type="float" office:value="1964212" calcext:value-type="float">
            <text:p>1964212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NICE CLAUDIA MOURA DE LIMA</text:p>
          </table:table-cell>
          <table:table-cell office:value-type="float" office:value="1672636" calcext:value-type="float">
            <text:p>1672636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IVALDO ROCHA SANTOS</text:p>
          </table:table-cell>
          <table:table-cell table:style-name="ce14" office:value-type="float" office:value="267278" calcext:value-type="float">
            <text:p>267278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ANA AGUIAR C. MONTEIRO</text:p>
          </table:table-cell>
          <table:table-cell office:value-type="float" office:value="1924884" calcext:value-type="float">
            <text:p>1924884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LIO CESAR A . DA ROCHA</text:p>
          </table:table-cell>
          <table:table-cell office:value-type="float" office:value="1337873" calcext:value-type="float">
            <text:p>133787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LLYNE ROUSE VALERIANO NUNES</text:p>
          </table:table-cell>
          <table:table-cell office:value-type="float" office:value="1914038" calcext:value-type="float">
            <text:p>1914038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INA DIAS ALVES</text:p>
          </table:table-cell>
          <table:table-cell office:value-type="float" office:value="1954061" calcext:value-type="float">
            <text:p>1954061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INE VASCONCELOS LEITE</text:p>
          </table:table-cell>
          <table:table-cell table:style-name="ce12" office:value-type="float" office:value="1372257" calcext:value-type="float">
            <text:p>1372257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URO LOPES PEREIRA NETO</text:p>
          </table:table-cell>
          <table:table-cell table:style-name="ce16" office:value-type="float" office:value="1199292" calcext:value-type="float">
            <text:p>1199292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ARDO MELO MEDEIROS</text:p>
          </table:table-cell>
          <table:table-cell office:value-type="float" office:value="1812154" calcext:value-type="float">
            <text:p>1812154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ARDO VIEIRA DA SILVA</text:p>
          </table:table-cell>
          <table:table-cell office:value-type="float" office:value="2170735" calcext:value-type="float">
            <text:p>2170735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IDAS LEAO BORGES </text:p>
          </table:table-cell>
          <table:table-cell table:style-name="ce12" office:value-type="float" office:value="1091241" calcext:value-type="float">
            <text:p>1091241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SSO BENEDITO DOS SANTOS </text:p>
          </table:table-cell>
          <table:table-cell table:style-name="ce14" office:value-type="float" office:value="10788141" calcext:value-type="float">
            <text:p>10788141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URIVAL LOPES DOS SANTOS FILHO</text:p>
          </table:table-cell>
          <table:table-cell table:style-name="ce12" office:value-type="float" office:value="1584053" calcext:value-type="float">
            <text:p>1584053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 DE STEFANO MEIRA HENRIQUES</text:p>
          </table:table-cell>
          <table:table-cell table:style-name="ce12" office:value-type="float" office:value="1918676" calcext:value-type="float">
            <text:p>1918676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IA CORDEIRO DOS SANTOS</text:p>
          </table:table-cell>
          <table:table-cell office:value-type="float" office:value="267317" calcext:value-type="float">
            <text:p>267317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IA GUIOMAR BASTO FRAGOSO</text:p>
          </table:table-cell>
          <table:table-cell office:value-type="float" office:value="1813812" calcext:value-type="float">
            <text:p>1813812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IANO MARRA</text:p>
          </table:table-cell>
          <table:table-cell office:value-type="float" office:value="1345026" calcext:value-type="float">
            <text:p>1345026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S CLAUDIO DE AVILA TRANI</text:p>
          </table:table-cell>
          <table:table-cell office:value-type="float" office:value="1243040" calcext:value-type="float">
            <text:p>1243040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Z ANTONIO COSTA SILVA</text:p>
          </table:table-cell>
          <table:table-cell office:value-type="float" office:value="1071869" calcext:value-type="float">
            <text:p>1071869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LUIZ EDUARDO OMENA DA SILVA</text:p>
          </table:table-cell>
          <table:table-cell table:style-name="ce13"/>
          <table:table-cell table:style-name="ce13"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Z GALDINO DA SILVA</text:p>
          </table:table-cell>
          <table:table-cell table:style-name="ce14" office:value-type="float" office:value="1168188" calcext:value-type="float">
            <text:p>1168188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Z GOMES DUARTE NETO</text:p>
          </table:table-cell>
          <table:table-cell office:value-type="float" office:value="1670692" calcext:value-type="float">
            <text:p>1670692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IZ HENRIQUE DE GOUVEA LEMOS</text:p>
          </table:table-cell>
          <table:table-cell office:value-type="float" office:value="267516" calcext:value-type="float">
            <text:p>267516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NO FRANCISCO DA SILVA</text:p>
          </table:table-cell>
          <table:table-cell table:style-name="ce12" office:value-type="float" office:value="1058840" calcext:value-type="float">
            <text:p>1058840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GNO JOSE GOMES DA SILVA</text:p>
          </table:table-cell>
          <table:table-cell office:value-type="float" office:value="267528" calcext:value-type="float">
            <text:p>267528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HELVSON BASILIO CHAVES</text:p>
          </table:table-cell>
          <table:table-cell office:value-type="float" office:value="1226243" calcext:value-type="float">
            <text:p>12262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JORES DE OMENA TENORIO</text:p>
          </table:table-cell>
          <table:table-cell/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OEL MARTINS DOS SANTOS FILHO</text:p>
          </table:table-cell>
          <table:table-cell office:value-type="float" office:value="257275" calcext:value-type="float">
            <text:p>257275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OEL MESSIAS DA SILVA COSTA</text:p>
          </table:table-cell>
          <table:table-cell/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OEL MESSIAS DOMINGOS DA SILVA</text:p>
          </table:table-cell>
          <table:table-cell office:value-type="float" office:value="267508" calcext:value-type="float">
            <text:p>267508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ELO ASSIS CORREA</text:p>
          </table:table-cell>
          <table:table-cell office:value-type="float" office:value="1322996" calcext:value-type="float">
            <text:p>1322996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MARCELO QUEIROZ DE ASSIS OLIVEIRA</text:p>
          </table:table-cell>
          <table:table-cell office:value-type="float" office:value="1323234" calcext:value-type="float">
            <text:p>1323234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IAL DE ARAUJO LIMA SOBRINHO</text:p>
          </table:table-cell>
          <table:table-cell office:value-type="float" office:value="981922" calcext:value-type="float">
            <text:p>981922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IO CAVALCANTE VILA NOVA</text:p>
          </table:table-cell>
          <table:table-cell office:value-type="float" office:value="1756700" calcext:value-type="float">
            <text:p>1756700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IO DE CARVALHO GOBBI</text:p>
          </table:table-cell>
          <table:table-cell table:style-name="ce16" office:value-type="float" office:value="1668478" calcext:value-type="float">
            <text:p>1668478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OS ANTONIO SANTOS SILVA</text:p>
          </table:table-cell>
          <table:table-cell table:style-name="ce16" office:value-type="float" office:value="1108326" calcext:value-type="float">
            <text:p>11083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COS HENRIQUE ABREU DE OLIVEIRA</text:p>
          </table:table-cell>
          <table:table-cell table:style-name="ce14" office:value-type="float" office:value="1076869" calcext:value-type="float">
            <text:p>1076869</text:p>
          </table:table-cell>
          <table:table-cell office:value-type="string" calcext:value-type="string">
            <text:p>FIS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US ALEXANDRE BUARQUE DA SILVA</text:p>
          </table:table-cell>
          <table:table-cell table:style-name="ce12" office:value-type="float" office:value="267322" calcext:value-type="float">
            <text:p>267322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CUS VINICIUS DE A. GOMES</text:p>
          </table:table-cell>
          <table:table-cell office:value-type="float" office:value="267518" calcext:value-type="float">
            <text:p>267518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APARECIDA SILVA</text:p>
          </table:table-cell>
          <table:table-cell office:value-type="float" office:value="1109462" calcext:value-type="float">
            <text:p>1109462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CLEDILMA F. DA SILVA COSTA</text:p>
          </table:table-cell>
          <table:table-cell office:value-type="float" office:value="1813640" calcext:value-type="float">
            <text:p>1813640</text:p>
          </table:table-cell>
          <table:table-cell office:value-type="string" calcext:value-type="string">
            <text:p>EIXO PEDAGOGICO</text:p>
          </table:table-cell>
          <table:table-cell office:value-type="string" calcext:value-type="string">
            <text:p>PRÓ-REITOR</text:p>
          </table:table-cell>
          <table:table-cell table:style-name="ce25" office:value-type="date" office:date-value="2019-06-21" calcext:value-type="date">
            <text:p>21/06/2019</text:p>
          </table:table-cell>
          <table:table-cell/>
        </table:table-row>
        <table:table-row table:style-name="ro2">
          <table:table-cell office:value-type="string" calcext:value-type="string">
            <text:p>MARIA DE FATIMA MONTEIRO MENEZES</text:p>
          </table:table-cell>
          <table:table-cell office:value-type="float" office:value="267248" calcext:value-type="float">
            <text:p>267248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DE FATIMA VIANA</text:p>
          </table:table-cell>
          <table:table-cell office:value-type="float" office:value="267476" calcext:value-type="float">
            <text:p>267476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DO CARMO MILITO GAMA</text:p>
          </table:table-cell>
          <table:table-cell table:style-name="ce12" office:value-type="float" office:value="1220674" calcext:value-type="float">
            <text:p>1220674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GABRIELA LIRA RANGEL</text:p>
          </table:table-cell>
          <table:table-cell table:style-name="ce12" office:value-type="float" office:value="1119765" calcext:value-type="float">
            <text:p>1119765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RIA IVANA PATRIOTA CARNAUBA</text:p>
          </table:table-cell>
          <table:table-cell table:style-name="ce13"/>
          <table:table-cell table:style-name="ce13"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IZABEL CORREIA SILVA DE MESSIAS</text:p>
          </table:table-cell>
          <table:table-cell office:value-type="float" office:value="1495644" calcext:value-type="float">
            <text:p>149564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LOUSANNE DAMASCENO CORREIA</text:p>
          </table:table-cell>
          <table:table-cell office:value-type="float" office:value="1209915" calcext:value-type="float">
            <text:p>1209915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LUCILENE DA SILVA</text:p>
          </table:table-cell>
          <table:table-cell office:value-type="float" office:value="1813679" calcext:value-type="float">
            <text:p>181367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LUZENITA WAGNER MALLMANN</text:p>
          </table:table-cell>
          <table:table-cell office:value-type="float" office:value="1121294" calcext:value-type="float">
            <text:p>1121294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LICENÇA MÉDICA</text:p>
          </table:table-cell>
          <table:table-cell table:style-name="ce25" office:value-type="date" office:date-value="2019-05-12" calcext:value-type="date">
            <text:p>12/05/2019</text:p>
          </table:table-cell>
          <table:table-cell table:style-name="ce25" office:value-type="date" office:date-value="2019-08-04" calcext:value-type="date">
            <text:p>04/08/2019</text:p>
          </table:table-cell>
        </table:table-row>
        <table:table-row table:style-name="ro2">
          <table:table-cell office:value-type="string" calcext:value-type="string">
            <text:p>MARIA RENY GOMES DOS SANTOS</text:p>
          </table:table-cell>
          <table:table-cell office:value-type="float" office:value="3781247" calcext:value-type="float">
            <text:p>3781247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LIA NIEDJA SANTOS DA COSTA ANDRADE</text:p>
          </table:table-cell>
          <table:table-cell office:value-type="float" office:value="2085181" calcext:value-type="float">
            <text:p>20851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URICIO DOS SANTOS CORREIA</text:p>
          </table:table-cell>
          <table:table-cell office:value-type="float" office:value="1080959" calcext:value-type="float">
            <text:p>1080959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IJORES DE OMENA TENORIO</text:p>
          </table:table-cell>
          <table:table-cell office:value-type="float" office:value="3141769" calcext:value-type="float">
            <text:p>3141769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YLANE PORTO DA SILVA</text:p>
          </table:table-cell>
          <table:table-cell office:value-type="float" office:value="1809213" calcext:value-type="float">
            <text:p>1809213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HEL PONDEUS DE CARVALHO</text:p>
          </table:table-cell>
          <table:table-cell office:value-type="float" office:value="1206088" calcext:value-type="float">
            <text:p>1206088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KAEL DE LIMA FREITAS</text:p>
          </table:table-cell>
          <table:table-cell office:value-type="float" office:value="2049946" calcext:value-type="float">
            <text:p>2049946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IQUELINA RODRIGUES DOS S. CASTRO</text:p>
          </table:table-cell>
          <table:table-cell office:value-type="float" office:value="1523779" calcext:value-type="float">
            <text:p>1523779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RIAN TENORIO MARANHAO LEAO</text:p>
          </table:table-cell>
          <table:table-cell office:value-type="float" office:value="1779113" calcext:value-type="float">
            <text:p>1779113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ICA XIMENES CARNEIRO DA CUNHA </text:p>
          </table:table-cell>
          <table:table-cell table:style-name="ce14" office:value-type="float" office:value="1186961" calcext:value-type="float">
            <text:p>1186961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ELSON TOLEDO MENDONCA</text:p>
          </table:table-cell>
          <table:table-cell table:style-name="ce14" office:value-type="float" office:value="267354" calcext:value-type="float">
            <text:p>267354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TALIA SANTOS <text:s/>FREITAS </text:p>
          </table:table-cell>
          <table:table-cell office:value-type="float" office:value="2720016" calcext:value-type="float">
            <text:p>2720016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IDE GUIMARAES BORGES</text:p>
          </table:table-cell>
          <table:table-cell table:style-name="ce14" office:value-type="float" office:value="1222214" calcext:value-type="float">
            <text:p>1222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WTON CESAR DE LIMA MENDES</text:p>
          </table:table-cell>
          <table:table-cell office:value-type="float" office:value="267416" calcext:value-type="float">
            <text:p>267416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LSON SALVADOR DOS SANTOS</text:p>
          </table:table-cell>
          <table:table-cell office:value-type="float" office:value="267383" calcext:value-type="float">
            <text:p>267383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ICIA SOARES LINS</text:p>
          </table:table-cell>
          <table:table-cell table:style-name="ce12" office:value-type="float" office:value="1220990" calcext:value-type="float">
            <text:p>1220990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ULO DOS SANTOS SILVA</text:p>
          </table:table-cell>
          <table:table-cell office:value-type="float" office:value="267203" calcext:value-type="float">
            <text:p>267203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ULO JORGE DE OLIVEIRA</text:p>
          </table:table-cell>
          <table:table-cell office:value-type="float" office:value="267535" calcext:value-type="float">
            <text:p>267535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RUCIO LEOPOLDINO DE ASSIS JUNIOR</text:p>
          </table:table-cell>
          <table:table-cell office:value-type="float" office:value="1953317" calcext:value-type="float">
            <text:p>1953317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OLIANA PIMENTEL SILVA</text:p>
          </table:table-cell>
          <table:table-cell table:style-name="ce13"/>
          <table:table-cell table:style-name="ce13"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YNA VALERIA MACIEL DE OLIVEIRA</text:p>
          </table:table-cell>
          <table:table-cell office:value-type="float" office:value="2358150" calcext:value-type="float">
            <text:p>2358150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GINA MARIA DE OLIVEIRA BRASILEIRO</text:p>
          </table:table-cell>
          <table:table-cell office:value-type="float" office:value="1536968" calcext:value-type="float">
            <text:p>1536968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ATO CARVALHO MENEZES</text:p>
          </table:table-cell>
          <table:table-cell office:value-type="float" office:value="1200325" calcext:value-type="float">
            <text:p>1200325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ATO LOBO</text:p>
          </table:table-cell>
          <table:table-cell/>
          <table:table-cell table:style-name="ce21"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ARDO ALEX DE LIMA BARBOSA</text:p>
          </table:table-cell>
          <table:table-cell office:value-type="float" office:value="267530" calcext:value-type="float">
            <text:p>267530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RICARDO DE ALBUQUERQUE AGUIAR</text:p>
          </table:table-cell>
          <table:table-cell table:style-name="ce18" office:value-type="float" office:value="267118" calcext:value-type="float">
            <text:p>267118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ARDO JORGE DE SOUSA CAVALCANTI</text:p>
          </table:table-cell>
          <table:table-cell office:value-type="float" office:value="1813783" calcext:value-type="float">
            <text:p>181378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ARDO RUBENS GOMES NUNES FILHO</text:p>
          </table:table-cell>
          <table:table-cell office:value-type="float" office:value="1686496" calcext:value-type="float">
            <text:p>1686496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TA DE CASSIA COSTA</text:p>
          </table:table-cell>
          <table:table-cell office:value-type="float" office:value="1210310" calcext:value-type="float">
            <text:p>1210310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ERTO CARLOS COIMBRA PEIXOTO</text:p>
          </table:table-cell>
          <table:table-cell table:style-name="ce12" office:value-type="float" office:value="1094720" calcext:value-type="float">
            <text:p>1094720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ERTO DE ARAUJO ALECIO </text:p>
          </table:table-cell>
          <table:table-cell office:value-type="float" office:value="267511" calcext:value-type="float">
            <text:p>267511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DRIGO MERO SARMENTO DA SILVA</text:p>
          </table:table-cell>
          <table:table-cell office:value-type="float" office:value="1608323" calcext:value-type="float">
            <text:p>1608323</text:p>
          </table:table-cell>
          <table:table-cell office:value-type="string" calcext:value-type="string">
            <text:p>EDIFICACOES</text:p>
          </table:table-cell>
          <table:table-cell table:style-name="ce24" office:value-type="string" calcext:value-type="string">
            <text:p>AFASTADO</text:p>
          </table:table-cell>
          <table:table-cell table:style-name="ce25" office:value-type="date" office:date-value="2019-04-26" calcext:value-type="date">
            <text:p>26/04/2019</text:p>
          </table:table-cell>
          <table:table-cell table:style-name="ce25" office:value-type="date" office:date-value="2023-04-26" calcext:value-type="date">
            <text:p>26/04/2023</text:p>
          </table:table-cell>
        </table:table-row>
        <table:table-row table:style-name="ro2">
          <table:table-cell office:value-type="string" calcext:value-type="string">
            <text:p>ROGERIO DE ALENCAR GOUVEIA</text:p>
          </table:table-cell>
          <table:table-cell table:style-name="ce14" office:value-type="float" office:value="1913683" calcext:value-type="float">
            <text:p>1913683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GERIO FERNANDES DE SOUZA</text:p>
          </table:table-cell>
          <table:table-cell office:value-type="float" office:value="1096606" calcext:value-type="float">
            <text:p>1096606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ILDO JOSE DE SOUZA</text:p>
          </table:table-cell>
          <table:table-cell office:value-type="float" office:value="267519" calcext:value-type="float">
            <text:p>267519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ULO AFONSO LUNA VIANNA DE OMENA</text:p>
          </table:table-cell>
          <table:table-cell office:value-type="float" office:value="2171529" calcext:value-type="float">
            <text:p>2171529</text:p>
          </table:table-cell>
          <table:table-cell office:value-type="string" calcext:value-type="string">
            <text:p>ELETROTEC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ILSON GOMES DOS SANTOS</text:p>
          </table:table-cell>
          <table:table-cell office:value-type="float" office:value="3128626" calcext:value-type="float">
            <text:p>3128626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MULO PIRES COELHO FERREIRA</text:p>
          </table:table-cell>
          <table:table-cell office:value-type="float" office:value="1107575" calcext:value-type="float">
            <text:p>1107575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OSEVELT PONTES SILVA</text:p>
          </table:table-cell>
          <table:table-cell office:value-type="float" office:value="267521" calcext:value-type="float">
            <text:p>267521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ANIA DE ALMEIDA LIMA</text:p>
          </table:table-cell>
          <table:table-cell office:value-type="float" office:value="1421785" calcext:value-type="float">
            <text:p>1421785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EANE SANTOS DA SILVA</text:p>
          </table:table-cell>
          <table:table-cell office:value-type="float" office:value="1243669" calcext:value-type="float">
            <text:p>1243669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ILANIA MACEDO DA SILVA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SIVALDO PEREIRA DA SILVA</text:p>
          </table:table-cell>
          <table:table-cell office:value-type="float" office:value="1533652" calcext:value-type="float">
            <text:p>1533652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ANA VIANA GAIA</text:p>
          </table:table-cell>
          <table:table-cell table:style-name="ce12" office:value-type="float" office:value="1243600" calcext:value-type="float">
            <text:p>1243600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RO ALBERTO PEDROSA B. BELTRAO</text:p>
          </table:table-cell>
          <table:table-cell office:value-type="float" office:value="1187660" calcext:value-type="float">
            <text:p>1187660</text:p>
          </table:table-cell>
          <table:table-cell office:value-type="string" calcext:value-type="string">
            <text:p>MECÂ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RAH MEDEIROS SOUTO GOMES</text:p>
          </table:table-cell>
          <table:table-cell office:value-type="float" office:value="2331051" calcext:value-type="float">
            <text:p>2331051</text:p>
          </table:table-cell>
          <table:table-cell table:style-name="ce20" office:value-type="string" calcext:value-type="string">
            <text:p>SEGURANCA DO TRABALH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DENISON DE ARAUJO CALDAS</text:p>
          </table:table-cell>
          <table:table-cell office:value-type="float" office:value="1009037" calcext:value-type="float">
            <text:p>1009037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BELLE CASTR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GIO DE ALMEIDA FRANCO</text:p>
          </table:table-cell>
          <table:table-cell office:value-type="float" office:value="267372" calcext:value-type="float">
            <text:p>267372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RGIO TEIXEIRA COSTA</text:p>
          </table:table-cell>
          <table:table-cell office:value-type="float" office:value="267355" calcext:value-type="float">
            <text:p>2673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EYLA FERREIRA LIMA COELHO</text:p>
          </table:table-cell>
          <table:table-cell office:value-type="float" office:value="1811626" calcext:value-type="float">
            <text:p>1811626</text:p>
          </table:table-cell>
          <table:table-cell office:value-type="string" calcext:value-type="string">
            <text:p>BIOLOG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IER MORAIS DE SOUZA</text:p>
          </table:table-cell>
          <table:table-cell office:value-type="float" office:value="1186912" calcext:value-type="float">
            <text:p>1186912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LVIO LEONARDO N. DE OLIVEIRA</text:p>
          </table:table-cell>
          <table:table-cell office:value-type="float" office:value="267373" calcext:value-type="float">
            <text:p>267373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QUELES ROSEANE DE CARVALHO CAMPELO</text:p>
          </table:table-cell>
          <table:table-cell office:value-type="float" office:value="1396553" calcext:value-type="float">
            <text:p>1396553</text:p>
          </table:table-cell>
          <table:table-cell office:value-type="string" calcext:value-type="string">
            <text:p>EIXO PEDAGOGIC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ANGE ENOI MELO DE RESENDE</text:p>
          </table:table-cell>
          <table:table-cell office:value-type="float" office:value="1882384" calcext:value-type="float">
            <text:p>1882384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RAYA FERNANDES DA SILVA</text:p>
          </table:table-cell>
          <table:table-cell table:style-name="ce12" office:value-type="float" office:value="1455025" calcext:value-type="float">
            <text:p>1455025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CIANA SANTIAGO DE MELO</text:p>
          </table:table-cell>
          <table:table-cell table:style-name="ce12" office:value-type="float" office:value="2160674" calcext:value-type="float">
            <text:p>2160674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AINARA RAMOS DA R. LINS BRITO RODRIGUES</text:p>
          </table:table-cell>
          <table:table-cell table:style-name="ce13"/>
          <table:table-cell table:style-name="ce13"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ISE MONIQUE DE O. CARVALHO</text:p>
          </table:table-cell>
          <table:table-cell table:style-name="ce12" office:value-type="float" office:value="2185041" calcext:value-type="float">
            <text:p>2185041</text:p>
          </table:table-cell>
          <table:table-cell office:value-type="string" calcext:value-type="string">
            <text:p>ESTRAD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INEZ DE AZEVEDO FARIAS</text:p>
          </table:table-cell>
          <table:table-cell table:style-name="ce12" office:value-type="float" office:value="4821508" calcext:value-type="float">
            <text:p>4821508</text:p>
          </table:table-cell>
          <table:table-cell office:value-type="string" calcext:value-type="string">
            <text:p>ESPOR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RCIO BEZERRA RODRIGUES</text:p>
          </table:table-cell>
          <table:table-cell office:value-type="float" office:value="1186930" calcext:value-type="float">
            <text:p>1186930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IS FREITAS DE RESENDE</text:p>
          </table:table-cell>
          <table:table-cell office:value-type="float" office:value="3011762" calcext:value-type="float">
            <text:p>30117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ARCILA MARIA SOARES LEAO</text:p>
          </table:table-cell>
          <table:table-cell office:value-type="float" office:value="1783740" calcext:value-type="float">
            <text:p>1783740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ELMO SIMOES DE OLIVEIRA</text:p>
          </table:table-cell>
          <table:table-cell table:style-name="ce12" office:value-type="float" office:value="1047731" calcext:value-type="float">
            <text:p>1047731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ZIEL RIBEIRO LIMEIRA</text:p>
          </table:table-cell>
          <table:table-cell office:value-type="float" office:value="6267381" calcext:value-type="float">
            <text:p>6267381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DIR SOARES COSTA</text:p>
          </table:table-cell>
          <table:table-cell table:style-name="ce12" office:value-type="float" office:value="179995" calcext:value-type="float">
            <text:p>179995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 ALVES MONTES</text:p>
          </table:table-cell>
          <table:table-cell office:value-type="float" office:value="1227195" calcext:value-type="float">
            <text:p>1227195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 GOIA VASCO TEIXEIRA </text:p>
          </table:table-cell>
          <table:table-cell table:style-name="ce12" office:value-type="float" office:value="1227195" calcext:value-type="float">
            <text:p>1227195</text:p>
          </table:table-cell>
          <table:table-cell office:value-type="string" calcext:value-type="string">
            <text:p>TURISMO/HOTELAR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 RODRIGUES TELES</text:p>
          </table:table-cell>
          <table:table-cell table:style-name="ce12" office:value-type="float" office:value="2226849" calcext:value-type="float">
            <text:p>2226849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MIR JOSE MORETI</text:p>
          </table:table-cell>
          <table:table-cell office:value-type="float" office:value="267388" calcext:value-type="float">
            <text:p>267388</text:p>
          </table:table-cell>
          <table:table-cell office:value-type="string" calcext:value-type="string">
            <text:p>ELETRON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MIR PIMENTEL AMARAL</text:p>
          </table:table-cell>
          <table:table-cell table:style-name="ce12" office:value-type="float" office:value="1168583" calcext:value-type="float">
            <text:p>1168583</text:p>
          </table:table-cell>
          <table:table-cell office:value-type="string" calcext:value-type="string">
            <text:p>LINGUAGENS E CODIG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SA LUCIA DA SILVA</text:p>
          </table:table-cell>
          <table:table-cell office:value-type="float" office:value="1699890" calcext:value-type="float">
            <text:p>1699890</text:p>
          </table:table-cell>
          <table:table-cell office:value-type="string" calcext:value-type="string">
            <text:p>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IA NASCIMENTO TENORIO SILVA</text:p>
          </table:table-cell>
          <table:table-cell office:value-type="float" office:value="1670546" calcext:value-type="float">
            <text:p>1670546</text:p>
          </table:table-cell>
          <table:table-cell office:value-type="string" calcext:value-type="string">
            <text:p>QUIM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NICIUS DANTAS</text:p>
          </table:table-cell>
          <table:table-cell office:value-type="float" office:value="1708952" calcext:value-type="float">
            <text:p>1708952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CTOR SOUSA SGARB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VIA DAYANA GOMES DOS SANTOS</text:p>
          </table:table-cell>
          <table:table-cell office:value-type="float" office:value="1783861" calcext:value-type="float">
            <text:p>1783861</text:p>
          </table:table-cell>
          <table:table-cell table:style-name="ce20" office:value-type="string" calcext:value-type="string">
            <text:p>LICENCIATURA EM MATE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ESKA BARBOSA ZANOTTO </text:p>
          </table:table-cell>
          <table:table-cell office:value-type="float" office:value="30214119" calcext:value-type="float">
            <text:p>302141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LTER PEREIRA VIANNA JUNIOR</text:p>
          </table:table-cell>
          <table:table-cell table:style-name="ce12" office:value-type="float" office:value="1187417" calcext:value-type="float">
            <text:p>1187417</text:p>
          </table:table-cell>
          <table:table-cell office:value-type="string" calcext:value-type="string">
            <text:p>EDIFICACO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WANDERLAN SANTOS PORTO</text:p>
          </table:table-cell>
          <table:table-cell office:value-type="float" office:value="1348498" calcext:value-type="float">
            <text:p>1348498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NEY DE JESUS RODRIGUES SANTOS</text:p>
          </table:table-cell>
          <table:table-cell table:style-name="ce12" office:value-type="float" office:value="2056758" calcext:value-type="float">
            <text:p>2056758</text:p>
          </table:table-cell>
          <table:table-cell office:value-type="string" calcext:value-type="string">
            <text:p>QUIMICA</text:p>
          </table:table-cell>
          <table:table-cell table:style-name="ce24" office:value-type="string" calcext:value-type="string">
            <text:p>LICENÇA INT. PARTICULAR</text:p>
          </table:table-cell>
          <table:table-cell table:style-name="ce25" office:value-type="date" office:date-value="2017-09-01" calcext:value-type="date">
            <text:p>01/09/2017</text:p>
          </table:table-cell>
          <table:table-cell table:style-name="ce25" office:value-type="date" office:date-value="2020-08-31" calcext:value-type="date">
            <text:p>31/08/2020</text:p>
          </table:table-cell>
        </table:table-row>
        <table:table-row table:style-name="ro2">
          <table:table-cell office:value-type="string" calcext:value-type="string">
            <text:p>WLADIA BESSA DA CRUZ</text:p>
          </table:table-cell>
          <table:table-cell office:value-type="float" office:value="1513864" calcext:value-type="float">
            <text:p>1513864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ANA KELLEN DIOCLECIO MENDES</text:p>
          </table:table-cell>
          <table:table-cell office:value-type="float" office:value="3112957" calcext:value-type="float">
            <text:p>3112957</text:p>
          </table:table-cell>
          <table:table-cell office:value-type="string" calcext:value-type="string">
            <text:p>INFORMATIC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RAPUAN FONSENCA <text:s/>DE LIMA</text:p>
          </table:table-cell>
          <table:table-cell office:value-type="float" office:value="3318557" calcext:value-type="float">
            <text:p>3318557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VES MAIA DE ALBUQUERQUE</text:p>
          </table:table-cell>
          <table:table-cell table:style-name="ce12" office:value-type="float" office:value="1223052" calcext:value-type="float">
            <text:p>1223052</text:p>
          </table:table-cell>
          <table:table-cell office:value-type="string" calcext:value-type="string">
            <text:p>CIENCIAS HUMANAS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22"/>
          <table:table-cell table:style-name="Default" table:number-columns-repeated="3"/>
        </table:table-row>
        <table:table-row table:style-name="ro2" table:number-rows-repeated="10">
          <table:table-cell table:style-name="Default" table:number-columns-repeated="6"/>
        </table:table-row>
        <table:table-row table:style-name="ro3" table:number-rows-repeated="11">
          <table:table-cell table:style-name="Default" table:number-columns-repeated="6"/>
        </table:table-row>
        <table:table-row table:style-name="ro3">
          <table:table-cell table:style-name="Default" table:number-columns-repeated="6"/>
        </table:table-row>
      </table:table>
      <table:table table:name="Tercerrizado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ce67"/>
        <table:table-column table:style-name="co6" table:number-columns-repeated="6" table:default-cell-style-name="Default"/>
        <table:table-column table:style-name="co10" table:default-cell-style-name="Default"/>
        <table:table-row table:style-name="ro1">
          <table:table-cell table:style-name="ce59" office:value-type="string" calcext:value-type="string" table:number-columns-spanned="10" table:number-rows-spanned="3">
            <text:p><text:span text:style-name="T1">DIGITAÇÃO MAPA DE FALTAS </text:span></text:p>
            <text:p><text:span text:style-name="T1">POR DIA E TURNO</text:span>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TURNO</text:p>
          </table:table-cell>
          <table:table-cell table:style-name="ce27" office:value-type="string" calcext:value-type="string">
            <text:p>DATA</text:p>
          </table:table-cell>
          <table:table-cell table:style-name="ce30" office:value-type="string" calcext:value-type="string">
            <text:p>PROFESSOR</text:p>
          </table:table-cell>
          <table:table-cell table:style-name="ce33" office:value-type="string" calcext:value-type="string">
            <text:p>1ª</text:p>
          </table:table-cell>
          <table:table-cell table:style-name="ce34" office:value-type="string" calcext:value-type="string">
            <text:p>2ª</text:p>
          </table:table-cell>
          <table:table-cell table:style-name="ce34" office:value-type="string" calcext:value-type="string">
            <text:p>3ª</text:p>
          </table:table-cell>
          <table:table-cell table:style-name="ce34" office:value-type="string" calcext:value-type="string">
            <text:p>4ª</text:p>
          </table:table-cell>
          <table:table-cell table:style-name="ce34" office:value-type="string" calcext:value-type="string">
            <text:p>5ª</text:p>
          </table:table-cell>
          <table:table-cell table:style-name="ce34" office:value-type="string" calcext:value-type="string">
            <text:p>6ª</text:p>
          </table:table-cell>
          <table:table-cell table:style-name="ce35" office:value-type="string" calcext:value-type="string">
            <text:p>OBSERVACAO</text:p>
          </table:table-cell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28" table:content-validation-name="val2" office:value-type="date" office:date-value="2019-09-02" calcext:value-type="date">
            <text:p>02/09/2019</text:p>
          </table:table-cell>
          <table:table-cell table:style-name="ce65" table:content-validation-name="val3" office:value-type="string" calcext:value-type="string">
            <text:p>SERGIO TEIXEIRA COSTA</text:p>
          </table:table-cell>
          <table:table-cell table:number-columns-repeated="3"/>
          <table:table-cell table:number-columns-repeated="2" office:value-type="string" calcext:value-type="string">
            <text:p>41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JOAQUIM ALEXANDRE MOREIRA AZEVEDO</text:p>
          </table:table-cell>
          <table:table-cell table:number-columns-repeated="2"/>
          <table:table-cell table:number-columns-repeated="2" office:value-type="string" calcext:value-type="string">
            <text:p>711-A</text:p>
          </table:table-cell>
          <table:table-cell table:number-columns-repeated="2" office:value-type="string" calcext:value-type="string">
            <text:p>511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TAMINEZ DE AZEVEDO FARIAS</text:p>
          </table:table-cell>
          <table:table-cell table:number-columns-repeated="5"/>
          <table:table-cell office:value-type="string" calcext:value-type="string">
            <text:p>3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ALICE MARIA MARINHO RODRIGUES LIMA</text:p>
          </table:table-cell>
          <table:table-cell table:number-columns-repeated="3"/>
          <table:table-cell office:value-type="string" calcext:value-type="string">
            <text:p>31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ALVARO JOSE DE OLIVEIRA</text:p>
          </table:table-cell>
          <table:table-cell table:number-columns-repeated="3"/>
          <table:table-cell office:value-type="string" calcext:value-type="string">
            <text:p>912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51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ALICE MARIA MARINHO RODRIGUES LIMA</text:p>
          </table:table-cell>
          <table:table-cell/>
          <table:table-cell office:value-type="string" calcext:value-type="string">
            <text:p>711-A</text:p>
          </table:table-cell>
          <table:table-cell/>
          <table:table-cell office:value-type="string" calcext:value-type="string">
            <text:p>214-A</text:p>
          </table:table-cell>
          <table:table-cell office:value-type="string" calcext:value-type="string">
            <text:p>611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WANDERLAN SANTOS PORTO</text:p>
          </table:table-cell>
          <table:table-cell table:number-columns-repeated="2"/>
          <table:table-cell office:value-type="string" calcext:value-type="string">
            <text:p>214-A</text:p>
          </table:table-cell>
          <table:table-cell office:value-type="string" calcext:value-type="string">
            <text:p>71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SERGIO TEIXEIRA COSTA</text:p>
          </table:table-cell>
          <table:table-cell table:number-columns-repeated="3"/>
          <table:table-cell office:value-type="string" calcext:value-type="string">
            <text:p>4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DILZA GOMES DE OMENA</text:p>
          </table:table-cell>
          <table:table-cell table:number-columns-repeated="2" office:value-type="string" calcext:value-type="string">
            <text:p>51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MARIA LOUSANNE DAMASCENO CORREIA</text:p>
          </table:table-cell>
          <table:table-cell table:number-columns-repeated="4"/>
          <table:table-cell table:number-columns-repeated="2" office:value-type="string" calcext:value-type="string">
            <text:p>9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WANDERLAN SANTOS PORTO</text:p>
          </table:table-cell>
          <table:table-cell table:number-columns-repeated="2"/>
          <table:table-cell office:value-type="string" calcext:value-type="string">
            <text:p>914-A</text:p>
          </table:table-cell>
          <table:table-cell office:value-type="string" calcext:value-type="string">
            <text:p>31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LEONARDO MELO MEDEIROS</text:p>
          </table:table-cell>
          <table:table-cell table:number-columns-repeated="2" office:value-type="string" calcext:value-type="string">
            <text:p>91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/>
          <table:table-cell office:value-type="string" calcext:value-type="string">
            <text:p>ARTE.6-P</text:p>
          </table:table-cell>
          <table:table-cell office:value-type="string" calcext:value-type="string">
            <text:p>ARTE-6-P</text:p>
          </table:table-cell>
          <table:table-cell office:value-type="string" calcext:value-type="string">
            <text:p>ARTE.6-P</text:p>
          </table:table-cell>
          <table:table-cell office:value-type="string" calcext:value-type="string">
            <text:p>41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NDREA LUCIA VITAL CORDEIRO LOPES</text:p>
          </table:table-cell>
          <table:table-cell table:number-columns-repeated="3"/>
          <table:table-cell table:number-columns-repeated="3" office:value-type="string" calcext:value-type="string">
            <text:p>21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ORGE BATISTA SANTOS JUNIOR</text:p>
          </table:table-cell>
          <table:table-cell table:number-columns-repeated="4" office:value-type="string" calcext:value-type="string">
            <text:p>41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LICE MARIA MARINHO RODRIGUES LIMA</text:p>
          </table:table-cell>
          <table:table-cell table:number-columns-repeated="2"/>
          <table:table-cell office:value-type="string" calcext:value-type="string">
            <text:p>511-A</text:p>
          </table:table-cell>
          <table:table-cell office:value-type="string" calcext:value-type="string">
            <text:p>211-A</text:p>
          </table:table-cell>
          <table:table-cell office:value-type="string" calcext:value-type="string">
            <text:p>41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NA LUIZA ARAUJO PORTO</text:p>
          </table:table-cell>
          <table:table-cell table:number-columns-repeated="2"/>
          <table:table-cell table:number-columns-repeated="2" office:value-type="string" calcext:value-type="string">
            <text:p>411-A</text:p>
          </table:table-cell>
          <table:table-cell table:number-columns-repeated="2" office:value-type="string" calcext:value-type="string">
            <text:p>7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NGELA SOUZA SALES</text:p>
          </table:table-cell>
          <table:table-cell table:number-columns-repeated="5"/>
          <table:table-cell office:value-type="string" calcext:value-type="string">
            <text:p>4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CARLSON LAMENHA APOLINARIO</text:p>
          </table:table-cell>
          <table:table-cell table:number-columns-repeated="5"/>
          <table:table-cell office:value-type="string" calcext:value-type="string">
            <text:p>6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ELTON NASCIMENTO BARRROS</text:p>
          </table:table-cell>
          <table:table-cell table:number-columns-repeated="2"/>
          <table:table-cell office:value-type="string" calcext:value-type="string">
            <text:p>712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/>
          <table:table-cell office:value-type="string" calcext:value-type="string">
            <text:p>714-A</text:p>
          </table:table-cell>
          <table:table-cell office:value-type="string" calcext:value-type="string">
            <text:p>214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CASSIO HARTMANN</text:p>
          </table:table-cell>
          <table:table-cell table:number-columns-repeated="2"/>
          <table:table-cell office:value-type="string" calcext:value-type="string">
            <text:p>911-B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WANDERLAN SANTOS PORTO</text:p>
          </table:table-cell>
          <table:table-cell table:number-columns-repeated="3"/>
          <table:table-cell office:value-type="string" calcext:value-type="string">
            <text:p>911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LEONARDO MELO MEDEIROS</text:p>
          </table:table-cell>
          <table:table-cell table:number-columns-repeated="2"/>
          <table:table-cell table:number-columns-repeated="2" office:value-type="string" calcext:value-type="string">
            <text:p>912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GUSTAVO PESSOA</text:p>
          </table:table-cell>
          <table:table-cell table:number-columns-repeated="2" office:value-type="string" calcext:value-type="string">
            <text:p>413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ROMILDO JOSE DE SOUZA</text:p>
          </table:table-cell>
          <table:table-cell table:number-columns-repeated="4" office:value-type="string" calcext:value-type="string">
            <text:p>51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CAMILA ANTUNES DE CARVALHO CASADO</text:p>
          </table:table-cell>
          <table:table-cell/>
          <table:table-cell table:number-columns-repeated="4" office:value-type="string" calcext:value-type="string">
            <text:p>T.D.I.3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7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LUCIANO MARRA</text:p>
          </table:table-cell>
          <table:table-cell table:number-columns-repeated="2"/>
          <table:table-cell office:value-type="string" calcext:value-type="string">
            <text:p>411-A</text:p>
          </table:table-cell>
          <table:table-cell office:value-type="string" calcext:value-type="string">
            <text:p>511-B</text:p>
          </table:table-cell>
          <table:table-cell office:value-type="string" calcext:value-type="string">
            <text:p>51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GUSTAVO PESSOA</text:p>
          </table:table-cell>
          <table:table-cell table:number-columns-repeated="2" office:value-type="string" calcext:value-type="string">
            <text:p>511-A</text:p>
          </table:table-cell>
          <table:table-cell/>
          <table:table-cell table:number-columns-repeated="2" office:value-type="string" calcext:value-type="string">
            <text:p>411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ALYSSON MATIAS LOPES DE LIMA</text:p>
          </table:table-cell>
          <table:table-cell table:number-columns-repeated="4"/>
          <table:table-cell office:value-type="string" calcext:value-type="string">
            <text:p>411-B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DEYSE FERREIRA ROCHA</text:p>
          </table:table-cell>
          <table:table-cell table:number-columns-repeated="3"/>
          <table:table-cell table:number-columns-repeated="2" office:value-type="string" calcext:value-type="string">
            <text:p>711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ESU COSTA FERREIRA JUNIOR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ALVARO JOSE DE OLIVEIRA</text:p>
          </table:table-cell>
          <table:table-cell table:number-columns-repeated="2"/>
          <table:table-cell table:number-columns-repeated="2" office:value-type="string" calcext:value-type="string">
            <text:p>912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CAMILA ANTUNES DE CARVALHO CASADO</text:p>
          </table:table-cell>
          <table:table-cell/>
          <table:table-cell table:number-columns-repeated="4" office:value-type="string" calcext:value-type="string">
            <text:p>DI.1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ANWAR JOSE DE OLIVEIRA SOUZA</text:p>
          </table:table-cell>
          <table:table-cell table:number-columns-repeated="4" office:value-type="string" calcext:value-type="string">
            <text:p>91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ALVARO JOSE DE OLIVEIRA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ANA LUIZA ARAUJO PORTO</text:p>
          </table:table-cell>
          <table:table-cell table:number-columns-repeated="2" office:value-type="string" calcext:value-type="string">
            <text:p>41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SERGIO TEIXEIRA COSTA</text:p>
          </table:table-cell>
          <table:table-cell table:number-columns-repeated="3"/>
          <table:table-cell table:number-columns-repeated="2" office:value-type="string" calcext:value-type="string">
            <text:p>41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EBENEZER BERNANDES CORREIA SILVA</text:p>
          </table:table-cell>
          <table:table-cell table:number-columns-repeated="2" office:value-type="string" calcext:value-type="string">
            <text:p>212-A</text:p>
          </table:table-cell>
          <table:table-cell table:number-columns-repeated="2"/>
          <table:table-cell table:number-columns-repeated="2" office:value-type="string" calcext:value-type="string">
            <text:p>31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9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ANA LUIZA ARAUJO PORTO</text:p>
          </table:table-cell>
          <table:table-cell table:number-columns-repeated="4"/>
          <table:table-cell table:number-columns-repeated="2" office:value-type="string" calcext:value-type="string">
            <text:p>61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TAMINEZ DE AZEVEDO FARIAS</text:p>
          </table:table-cell>
          <table:table-cell table:number-columns-repeated="5"/>
          <table:table-cell office:value-type="string" calcext:value-type="string">
            <text:p>3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ROOSEVELT PONTES SILVA</text:p>
          </table:table-cell>
          <table:table-cell table:number-columns-repeated="4" office:value-type="string" calcext:value-type="string">
            <text:p>61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LMIR SANTOS DE MEDEIROS</text:p>
          </table:table-cell>
          <table:table-cell table:number-columns-repeated="2"/>
          <table:table-cell office:value-type="string" calcext:value-type="string">
            <text:p>711-A</text:p>
          </table:table-cell>
          <table:table-cell office:value-type="string" calcext:value-type="string">
            <text:p>41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GERSON MACIEL GUIMARAES</text:p>
          </table:table-cell>
          <table:table-cell table:number-columns-repeated="2" office:value-type="string" calcext:value-type="string">
            <text:p>511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51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LVARO JOSE DE OLIVEIRA</text:p>
          </table:table-cell>
          <table:table-cell office:value-type="string" calcext:value-type="string">
            <text:p>612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NTONIO CARLOS SANTOS DE LIMA</text:p>
          </table:table-cell>
          <table:table-cell table:number-columns-repeated="2" office:value-type="string" calcext:value-type="string">
            <text:p>PROEJA6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SORAYA FERNANDES DA SILVA</text:p>
          </table:table-cell>
          <table:table-cell table:number-columns-repeated="2"/>
          <table:table-cell table:number-columns-repeated="2" office:value-type="string" calcext:value-type="string">
            <text:p>61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4"/>
          <table:table-cell table:number-columns-repeated="2" office:value-type="string" calcext:value-type="string">
            <text:p>E.C.4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SERGIO TEIXEIRA COSTA</text:p>
          </table:table-cell>
          <table:table-cell table:number-columns-repeated="3"/>
          <table:table-cell office:value-type="string" calcext:value-type="string">
            <text:p>4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EBENEZER BERNANDES CORREIA SILVA</text:p>
          </table:table-cell>
          <table:table-cell table:number-columns-repeated="4"/>
          <table:table-cell table:number-columns-repeated="2" office:value-type="string" calcext:value-type="string">
            <text:p>71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DANIEL COTRIM CAMERINO</text:p>
          </table:table-cell>
          <table:table-cell office:value-type="string" calcext:value-type="string">
            <text:p>213-A</text:p>
          </table:table-cell>
          <table:table-cell table:number-columns-repeated="2"/>
          <table:table-cell office:value-type="string" calcext:value-type="string">
            <text:p>7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ARI DENISSON DA SILVA</text:p>
          </table:table-cell>
          <table:table-cell office:value-type="string" calcext:value-type="string">
            <text:p>713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SORAYA FERNANDES DA SILVA</text:p>
          </table:table-cell>
          <table:table-cell/>
          <table:table-cell table:number-columns-repeated="2" office:value-type="string" calcext:value-type="string">
            <text:p>714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CELSO SILVA CALDAS </text:p>
          </table:table-cell>
          <table:table-cell table:number-columns-repeated="3"/>
          <table:table-cell table:number-columns-repeated="3" office:value-type="string" calcext:value-type="string">
            <text:p>7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DILZA GOMES DE OMENA</text:p>
          </table:table-cell>
          <table:table-cell table:number-columns-repeated="2" office:value-type="string" calcext:value-type="string">
            <text:p>51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MICHEL PONDEUS DE CARVALHO</text:p>
          </table:table-cell>
          <table:table-cell table:number-columns-repeated="3"/>
          <table:table-cell office:value-type="string" calcext:value-type="string">
            <text:p>61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3"/>
          <table:table-cell table:number-columns-repeated="3" office:value-type="string" calcext:value-type="string">
            <text:p>2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VALMIR PIMENTEL AMARAL</text:p>
          </table:table-cell>
          <table:table-cell/>
          <table:table-cell office:value-type="string" calcext:value-type="string">
            <text:p>314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 table:number-columns-repeated="4"/>
          <table:table-cell office:value-type="string" calcext:value-type="string">
            <text:p>41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/>
          <table:table-cell office:value-type="string" calcext:value-type="string">
            <text:p>714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LUIZ ANTONIO COSTA SILVA</text:p>
          </table:table-cell>
          <table:table-cell/>
          <table:table-cell table:number-columns-repeated="4" office:value-type="string" calcext:value-type="string">
            <text:p>DESING.1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CARLOS ALBERTO DE HYBI CERQUEIRA</text:p>
          </table:table-cell>
          <table:table-cell table:number-columns-repeated="4"/>
          <table:table-cell table:number-columns-repeated="2" office:value-type="string" calcext:value-type="string">
            <text:p>4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2"/>
          <table:table-cell table:number-columns-repeated="2" office:value-type="string" calcext:value-type="string">
            <text:p>E.C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style-name="ce65" table:content-validation-name="val3" office:value-type="string" calcext:value-type="string">
            <text:p>ALEXANDRE LUIZ DE HOLANDA PADILHA</text:p>
          </table:table-cell>
          <table:table-cell table:number-columns-repeated="2"/>
          <table:table-cell table:number-columns-repeated="2" office:value-type="string" calcext:value-type="string">
            <text:p>213-A</text:p>
          </table:table-cell>
          <table:table-cell table:number-columns-repeated="2" office:value-type="string" calcext:value-type="string">
            <text:p>21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style-name="ce65" table:content-validation-name="val3" office:value-type="string" calcext:value-type="string">
            <text:p>GUSTAVO PESSOA</text:p>
          </table:table-cell>
          <table:table-cell table:number-columns-repeated="2" office:value-type="string" calcext:value-type="string">
            <text:p>511-A</text:p>
          </table:table-cell>
          <table:table-cell/>
          <table:table-cell table:number-columns-repeated="2" office:value-type="string" calcext:value-type="string">
            <text:p>411-B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7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style-name="ce65" table:content-validation-name="val3" office:value-type="string" calcext:value-type="string">
            <text:p>MARCIO DE CARVALHO GOBBI</text:p>
          </table:table-cell>
          <table:table-cell table:number-columns-repeated="3" office:value-type="string" calcext:value-type="string">
            <text:p>413-B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7" calcext:value-type="date">
            <text:p>17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51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7" calcext:value-type="date">
            <text:p>17/09/19</text:p>
          </table:table-cell>
          <table:table-cell table:style-name="ce65" table:content-validation-name="val3" office:value-type="string" calcext:value-type="string">
            <text:p>ALICE MARIA MARINHO RODRIGUES LIMA</text:p>
          </table:table-cell>
          <table:table-cell/>
          <table:table-cell office:value-type="string" calcext:value-type="string">
            <text:p>711-A</text:p>
          </table:table-cell>
          <table:table-cell/>
          <table:table-cell office:value-type="string" calcext:value-type="string">
            <text:p>214-A</text:p>
          </table:table-cell>
          <table:table-cell office:value-type="string" calcext:value-type="string">
            <text:p>611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7" calcext:value-type="date">
            <text:p>17/09/19</text:p>
          </table:table-cell>
          <table:table-cell table:style-name="ce65" table:content-validation-name="val3" office:value-type="string" calcext:value-type="string">
            <text:p>ALEXANDRE LUIZ DE HOLANDA PADILHA</text:p>
          </table:table-cell>
          <table:table-cell table:number-columns-repeated="2" office:value-type="string" calcext:value-type="string">
            <text:p>413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7" calcext:value-type="date">
            <text:p>17/09/19</text:p>
          </table:table-cell>
          <table:table-cell table:style-name="ce65" table:content-validation-name="val3" office:value-type="string" calcext:value-type="string">
            <text:p>ANTONIO CICERO DE ARAUJO</text:p>
          </table:table-cell>
          <table:table-cell table:number-columns-repeated="2" office:value-type="string" calcext:value-type="string">
            <text:p>4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 office:value-type="string" calcext:value-type="string">
            <text:p>724-A</text:p>
          </table:table-cell>
          <table:table-cell office:value-type="string" calcext:value-type="string">
            <text:p>324-A</text:p>
          </table:table-cell>
          <table:table-cell table:number-columns-repeated="2" office:value-type="string" calcext:value-type="string">
            <text:p>222-A</text:p>
          </table:table-cell>
          <table:table-cell table:number-columns-repeated="2" office:value-type="string" calcext:value-type="string">
            <text:p>3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ADELAYDE RODRIGUES A. DE OLIVEIRA</text:p>
          </table:table-cell>
          <table:table-cell table:number-columns-repeated="2"/>
          <table:table-cell table:number-columns-repeated="2" office:value-type="string" calcext:value-type="string">
            <text:p>4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ROMILDO JOSE DE SOUZA</text:p>
          </table:table-cell>
          <table:table-cell office:value-type="string" calcext:value-type="string">
            <text:p>524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DACIO LOPES CAMERINO FILHO</text:p>
          </table:table-cell>
          <table:table-cell table:number-columns-repeated="4"/>
          <table:table-cell table:number-columns-repeated="2" office:value-type="string" calcext:value-type="string">
            <text:p>6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ANDREA PEREIRA MORAES</text:p>
          </table:table-cell>
          <table:table-cell/>
          <table:table-cell office:value-type="string" calcext:value-type="string">
            <text:p>724-A</text:p>
          </table:table-cell>
          <table:table-cell/>
          <table:table-cell office:value-type="string" calcext:value-type="string">
            <text:p>2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JOSE ROBERTO NUNES DO SANTOS</text:p>
          </table:table-cell>
          <table:table-cell office:value-type="string" calcext:value-type="string">
            <text:p>621-A</text:p>
          </table:table-cell>
          <table:table-cell/>
          <table:table-cell office:value-type="string" calcext:value-type="string">
            <text:p>521-A</text:p>
          </table:table-cell>
          <table:table-cell office:value-type="string" calcext:value-type="string">
            <text:p>221-B</text:p>
          </table:table-cell>
          <table:table-cell/>
          <table:table-cell office:value-type="string" calcext:value-type="string">
            <text:p>2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52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3"/>
          <table:table-cell office:value-type="string" calcext:value-type="string">
            <text:p>6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JOAQUIM ALEXANDRE MOREIRA AZEVEDO</text:p>
          </table:table-cell>
          <table:table-cell table:number-columns-repeated="2" office:value-type="string" calcext:value-type="string">
            <text:p>721-B</text:p>
          </table:table-cell>
          <table:table-cell table:number-columns-repeated="2"/>
          <table:table-cell table:number-columns-repeated="2" office:value-type="string" calcext:value-type="string">
            <text:p>2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LUCIANO MARRA</text:p>
          </table:table-cell>
          <table:table-cell table:number-columns-repeated="4"/>
          <table:table-cell office:value-type="string" calcext:value-type="string">
            <text:p>92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MANOEL MARTINS DOS SANTOS FILHO</text:p>
          </table:table-cell>
          <table:table-cell table:number-columns-repeated="5"/>
          <table:table-cell office:value-type="string" calcext:value-type="string">
            <text:p>B.E.C1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JOAO GILBERTO TEIXEIRA SILVA</text:p>
          </table:table-cell>
          <table:table-cell table:number-columns-repeated="2"/>
          <table:table-cell table:number-columns-repeated="2" office:value-type="string" calcext:value-type="string">
            <text:p>B.E.C7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GRACINO FRANCISCO RODRIGUES</text:p>
          </table:table-cell>
          <table:table-cell table:number-columns-repeated="4"/>
          <table:table-cell table:number-columns-repeated="2" office:value-type="string" calcext:value-type="string">
            <text:p>B.E.C3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MAJORES DE OMENA TENORIO</text:p>
          </table:table-cell>
          <table:table-cell table:number-columns-repeated="2"/>
          <table:table-cell table:number-columns-repeated="2" office:value-type="string" calcext:value-type="string">
            <text:p>B.E.C7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LUCIANO MARRA</text:p>
          </table:table-cell>
          <table:table-cell/>
          <table:table-cell office:value-type="string" calcext:value-type="string">
            <text:p>522-A</text:p>
          </table:table-cell>
          <table:table-cell office:value-type="string" calcext:value-type="string">
            <text:p>322-A</text:p>
          </table:table-cell>
          <table:table-cell office:value-type="string" calcext:value-type="string">
            <text:p>4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WANDERLAN SANTOS PORTO</text:p>
          </table:table-cell>
          <table:table-cell office:value-type="string" calcext:value-type="string">
            <text:p>324-A</text:p>
          </table:table-cell>
          <table:table-cell/>
          <table:table-cell office:value-type="string" calcext:value-type="string">
            <text:p>424-A</text:p>
          </table:table-cell>
          <table:table-cell office:value-type="string" calcext:value-type="string">
            <text:p>4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ADELAYDE RODRIGUES A. DE OLIVEIRA</text:p>
          </table:table-cell>
          <table:table-cell table:number-columns-repeated="2"/>
          <table:table-cell office:value-type="string" calcext:value-type="string">
            <text:p>423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ROMILDO JOSE DE SOUZA</text:p>
          </table:table-cell>
          <table:table-cell table:number-columns-repeated="2"/>
          <table:table-cell table:number-columns-repeated="4" office:value-type="string" calcext:value-type="string">
            <text:p>5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3"/>
          <table:table-cell office:value-type="string" calcext:value-type="string">
            <text:p>7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/>
          <table:table-cell table:number-columns-repeated="2" office:value-type="string" calcext:value-type="string">
            <text:p>FISICA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MANOEL MARTINS DOS SANTOS FILHO</text:p>
          </table:table-cell>
          <table:table-cell table:number-columns-repeated="5"/>
          <table:table-cell office:value-type="string" calcext:value-type="string">
            <text:p>B.E.C1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VINICIUS DANTAS</text:p>
          </table:table-cell>
          <table:table-cell table:number-columns-repeated="2" office:value-type="string" calcext:value-type="string">
            <text:p>B.E.C5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GRACINO FRANCISCO RODRIGUES</text:p>
          </table:table-cell>
          <table:table-cell table:number-columns-repeated="2"/>
          <table:table-cell table:number-columns-repeated="2" office:value-type="string" calcext:value-type="string">
            <text:p>B.E.C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 table:number-columns-repeated="3"/>
          <table:table-cell office:value-type="string" calcext:value-type="string">
            <text:p>2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LUCIANO MARRA</text:p>
          </table:table-cell>
          <table:table-cell table:number-columns-repeated="3"/>
          <table:table-cell office:value-type="string" calcext:value-type="string">
            <text:p>723-A</text:p>
          </table:table-cell>
          <table:table-cell office:value-type="string" calcext:value-type="string">
            <text:p>22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OAO HENRIQUE DA COSTA CARDOSO</text:p>
          </table:table-cell>
          <table:table-cell table:number-columns-repeated="4"/>
          <table:table-cell table:number-columns-repeated="2" office:value-type="string" calcext:value-type="string">
            <text:p>3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6" table:content-validation-name="val3" office:value-type="string" calcext:value-type="string">
            <text:p>JEANE MARIA DE MELO</text:p>
          </table:table-cell>
          <table:table-cell table:number-columns-repeated="2" office:value-type="string" calcext:value-type="string">
            <text:p>62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4"/>
          <table:table-cell table:number-columns-repeated="2" office:value-type="string" calcext:value-type="string">
            <text:p>6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NTONIO ALBUQUERQUE DE SOUZA</text:p>
          </table:table-cell>
          <table:table-cell table:number-columns-repeated="3"/>
          <table:table-cell table:number-columns-repeated="3" office:value-type="string" calcext:value-type="string">
            <text:p>7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MARIA RENY GOMES DOS SANTOS</text:p>
          </table:table-cell>
          <table:table-cell table:number-columns-repeated="3"/>
          <table:table-cell office:value-type="string" calcext:value-type="string">
            <text:p>6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OSE JADILSON NUNES DE MACEDO</text:p>
          </table:table-cell>
          <table:table-cell table:number-columns-repeated="4"/>
          <table:table-cell table:number-columns-repeated="2" office:value-type="string" calcext:value-type="string">
            <text:p>9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VINICIUS DANTAS</text:p>
          </table:table-cell>
          <table:table-cell table:number-columns-repeated="2" office:value-type="string" calcext:value-type="string">
            <text:p>B.E.C5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2" office:value-type="string" calcext:value-type="string">
            <text:p>B.E.C3-P</text:p>
          </table:table-cell>
          <table:table-cell/>
          <table:table-cell table:number-columns-repeated="3" office:value-type="string" calcext:value-type="string">
            <text:p>2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MARIA DE FATIMA MONTEIRO MENEZES</text:p>
          </table:table-cell>
          <table:table-cell/>
          <table:table-cell office:value-type="string" calcext:value-type="string">
            <text:p>421-A</text:p>
          </table:table-cell>
          <table:table-cell office:value-type="string" calcext:value-type="string">
            <text:p>321-A</text:p>
          </table:table-cell>
          <table:table-cell/>
          <table:table-cell office:value-type="string" calcext:value-type="string">
            <text:p>621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ALYSSON MATIAS LOPES DE LIMA</text:p>
          </table:table-cell>
          <table:table-cell table:number-columns-repeated="2"/>
          <table:table-cell office:value-type="string" calcext:value-type="string">
            <text:p>321-A</text:p>
          </table:table-cell>
          <table:table-cell table:number-columns-repeated="2"/>
          <table:table-cell office:value-type="string" calcext:value-type="string">
            <text:p>6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GUSTAVO PESSOA</text:p>
          </table:table-cell>
          <table:table-cell table:number-columns-repeated="2" office:value-type="string" calcext:value-type="string">
            <text:p>221-A</text:p>
          </table:table-cell>
          <table:table-cell table:number-columns-repeated="2" office:value-type="string" calcext:value-type="string">
            <text:p>322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ROMILDO JOSE DE SOUZA</text:p>
          </table:table-cell>
          <table:table-cell table:number-columns-repeated="4" office:value-type="string" calcext:value-type="string">
            <text:p>5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TAMINEZ DE AZEVEDO FARIAS</text:p>
          </table:table-cell>
          <table:table-cell table:number-columns-repeated="2"/>
          <table:table-cell office:value-type="string" calcext:value-type="string">
            <text:p>221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JOSE JADILSON NUNES DE MACEDO</text:p>
          </table:table-cell>
          <table:table-cell table:number-columns-repeated="2"/>
          <table:table-cell table:number-columns-repeated="2" office:value-type="string" calcext:value-type="string">
            <text:p>52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2" office:value-type="string" calcext:value-type="string">
            <text:p>923-A</text:p>
          </table:table-cell>
          <table:table-cell table:number-columns-repeated="2" office:value-type="string" calcext:value-type="string">
            <text:p>922-A</text:p>
          </table:table-cell>
          <table:table-cell table:number-columns-repeated="2" office:value-type="string" calcext:value-type="string">
            <text:p>5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MARIA DE FATIMA MONTEIRO MENEZES</text:p>
          </table:table-cell>
          <table:table-cell table:number-columns-repeated="3"/>
          <table:table-cell office:value-type="string" calcext:value-type="string">
            <text:p>7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ANA LUIZA ARAUJO PORTO</text:p>
          </table:table-cell>
          <table:table-cell table:number-columns-repeated="2" office:value-type="string" calcext:value-type="string">
            <text:p>72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 table:number-columns-repeated="4"/>
          <table:table-cell table:number-columns-repeated="2" office:value-type="string" calcext:value-type="string">
            <text:p>7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ANTONIO ALBUQUERQUE DE SOUZA</text:p>
          </table:table-cell>
          <table:table-cell table:number-columns-repeated="3"/>
          <table:table-cell table:number-columns-repeated="3" office:value-type="string" calcext:value-type="string">
            <text:p>7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EDUARDO CARDOSO MORAES</text:p>
          </table:table-cell>
          <table:table-cell table:number-columns-repeated="4" office:value-type="string" calcext:value-type="string">
            <text:p>B.E.C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CARLOS ALBERTO SILVA DOS SANTOS</text:p>
          </table:table-cell>
          <table:table-cell table:number-columns-repeated="2" office:value-type="string" calcext:value-type="string">
            <text:p>822-A</text:p>
          </table:table-cell>
          <table:table-cell office:value-type="string" calcext:value-type="string">
            <text:p>B.E.C1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JOAO GILBERTO TEIXEIRA SILVA</text:p>
          </table:table-cell>
          <table:table-cell table:number-columns-repeated="2" office:value-type="string" calcext:value-type="string">
            <text:p>B.E.C7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table:number-columns-repeated="2" office:value-type="string" calcext:value-type="string">
            <text:p>223-A</text:p>
          </table:table-cell>
          <table:table-cell/>
          <table:table-cell office:value-type="string" calcext:value-type="string">
            <text:p>5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FABIO JOSE DOS SANTOS</text:p>
          </table:table-cell>
          <table:table-cell table:number-columns-repeated="3"/>
          <table:table-cell office:value-type="string" calcext:value-type="string">
            <text:p>2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ALEXANDRE JOSE BRAGA DA SILVA</text:p>
          </table:table-cell>
          <table:table-cell table:number-columns-repeated="2"/>
          <table:table-cell table:number-columns-repeated="4" office:value-type="string" calcext:value-type="string">
            <text:p>B.E.C1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CAMILA LIMA DA COSTA</text:p>
          </table:table-cell>
          <table:table-cell table:number-columns-repeated="2" office:value-type="string" calcext:value-type="string">
            <text:p>422-A</text:p>
          </table:table-cell>
          <table:table-cell office:value-type="string" calcext:value-type="string">
            <text:p>523-A</text:p>
          </table:table-cell>
          <table:table-cell/>
          <table:table-cell table:number-columns-repeated="2" office:value-type="string" calcext:value-type="string">
            <text:p>321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OSE JADILSON NUNES DE MACEDO</text:p>
          </table:table-cell>
          <table:table-cell table:number-columns-repeated="2" office:value-type="string" calcext:value-type="string">
            <text:p>222-A</text:p>
          </table:table-cell>
          <table:table-cell table:number-columns-repeated="2" office:value-type="string" calcext:value-type="string">
            <text:p>423-A</text:p>
          </table:table-cell>
          <table:table-cell table:number-columns-repeated="2" office:value-type="string" calcext:value-type="string">
            <text:p>3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SOLANGE ENOI MELO DE RESENDE</text:p>
          </table:table-cell>
          <table:table-cell table:number-columns-repeated="2"/>
          <table:table-cell office:value-type="string" calcext:value-type="string">
            <text:p>624-A</text:p>
          </table:table-cell>
          <table:table-cell office:value-type="string" calcext:value-type="string">
            <text:p>523-A</text:p>
          </table:table-cell>
          <table:table-cell office:value-type="string" calcext:value-type="string">
            <text:p>42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GUSTAVO PESSOA</text:p>
          </table:table-cell>
          <table:table-cell table:number-columns-repeated="2"/>
          <table:table-cell table:number-columns-repeated="2" office:value-type="string" calcext:value-type="string">
            <text:p>723-A</text:p>
          </table:table-cell>
          <table:table-cell table:number-columns-repeated="2" office:value-type="string" calcext:value-type="string">
            <text:p>5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ELVYS ALVES SOARES</text:p>
          </table:table-cell>
          <table:table-cell table:number-columns-repeated="4" office:value-type="string" calcext:value-type="string">
            <text:p>6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office:value-type="string" calcext:value-type="string">
            <text:p>522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4"/>
          <table:table-cell table:number-columns-repeated="2" office:value-type="string" calcext:value-type="string">
            <text:p>L.FIS4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OAO GILBERTO TEIXEIRA SILVA</text:p>
          </table:table-cell>
          <table:table-cell table:number-columns-repeated="2"/>
          <table:table-cell table:number-columns-repeated="2" office:value-type="string" calcext:value-type="string">
            <text:p>B.E.C7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RICARDO JORGE DE SOUSA CAVALCANTI</text:p>
          </table:table-cell>
          <table:table-cell table:number-columns-repeated="4" office:value-type="string" calcext:value-type="string">
            <text:p>PROFEPT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ROSSANA VIANA GAIA</text:p>
          </table:table-cell>
          <table:table-cell table:number-columns-repeated="5" office:value-type="string" calcext:value-type="string">
            <text:p>PROFEPT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ROSSANA VIANA GAIA</text:p>
          </table:table-cell>
          <table:table-cell table:number-columns-repeated="3"/>
          <table:table-cell table:number-columns-repeated="2" office:value-type="string" calcext:value-type="string">
            <text:p>B.E.C1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/>
          <table:table-cell office:value-type="string" calcext:value-type="string">
            <text:p>324-A</text:p>
          </table:table-cell>
          <table:table-cell table:number-columns-repeated="2"/>
          <table:table-cell table:number-columns-repeated="2" office:value-type="string" calcext:value-type="string">
            <text:p>3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DEMETRIUS PEREIRA MORILLA</text:p>
          </table:table-cell>
          <table:table-cell table:number-columns-repeated="4"/>
          <table:table-cell table:number-columns-repeated="2" office:value-type="string" calcext:value-type="string">
            <text:p>4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ROMILDO JOSE DE SOUZA</text:p>
          </table:table-cell>
          <table:table-cell office:value-type="string" calcext:value-type="string">
            <text:p>524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MANOEL MARTINS DOS SANTOS FILHO</text:p>
          </table:table-cell>
          <table:table-cell table:number-columns-repeated="5"/>
          <table:table-cell office:value-type="string" calcext:value-type="string">
            <text:p>B.E.C1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JOAO GILBERTO TEIXEIRA SILVA</text:p>
          </table:table-cell>
          <table:table-cell table:number-columns-repeated="2"/>
          <table:table-cell table:number-columns-repeated="2" office:value-type="string" calcext:value-type="string">
            <text:p>B.E.C.7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LEXANDRE LUIZ DE HOLANDA PADILHA</text:p>
          </table:table-cell>
          <table:table-cell office:value-type="string" calcext:value-type="string">
            <text:p>B.E.C.3-P</text:p>
          </table:table-cell>
          <table:table-cell office:value-type="string" calcext:value-type="string">
            <text:p>B.E.C.7-P</text:p>
          </table:table-cell>
          <table:table-cell table:number-columns-repeated="2" office:value-type="string" calcext:value-type="string">
            <text:p>B.E.C.5-P</text:p>
          </table:table-cell>
          <table:table-cell table:number-columns-repeated="2" office:value-type="string" calcext:value-type="string">
            <text:p>B.E.C.4-P-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CHRISTIANE BATINGA AGRA</text:p>
          </table:table-cell>
          <table:table-cell table:number-columns-repeated="3"/>
          <table:table-cell office:value-type="string" calcext:value-type="string">
            <text:p>424-A</text:p>
          </table:table-cell>
          <table:table-cell table:number-columns-repeated="2" office:value-type="string" calcext:value-type="string">
            <text:p>4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/>
          <table:table-cell table:number-columns-repeated="2" office:value-type="string" calcext:value-type="string">
            <text:p>FISICA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MANOEL MARTINS DOS SANTOS FILHO</text:p>
          </table:table-cell>
          <table:table-cell table:number-columns-repeated="5"/>
          <table:table-cell office:value-type="string" calcext:value-type="string">
            <text:p>B.E.C.1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GILMAR TEODOSIO SILVA</text:p>
          </table:table-cell>
          <table:table-cell table:number-columns-repeated="2" office:value-type="string" calcext:value-type="string">
            <text:p>FISICA-4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2"/>
          <table:table-cell table:number-columns-repeated="2" office:value-type="string" calcext:value-type="string">
            <text:p>B.E.C.5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POLIANA PIMENTEL SILVA</text:p>
          </table:table-cell>
          <table:table-cell table:number-columns-repeated="3"/>
          <table:table-cell office:value-type="string" calcext:value-type="string">
            <text:p>2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LUCIANO MARRA</text:p>
          </table:table-cell>
          <table:table-cell table:number-columns-repeated="4"/>
          <table:table-cell office:value-type="string" calcext:value-type="string">
            <text:p>22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JOAO HENRIQUE DA COSTA CARDOSO</text:p>
          </table:table-cell>
          <table:table-cell table:number-columns-repeated="4"/>
          <table:table-cell table:number-columns-repeated="2" office:value-type="string" calcext:value-type="string">
            <text:p>3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CAMILA LIMA DA COSTA</text:p>
          </table:table-cell>
          <table:table-cell table:number-columns-repeated="2"/>
          <table:table-cell office:value-type="string" calcext:value-type="string">
            <text:p>322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3"/>
          <table:table-cell office:value-type="string" calcext:value-type="string">
            <text:p>92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ARI DENISSON DA SILVA</text:p>
          </table:table-cell>
          <table:table-cell table:number-columns-repeated="4"/>
          <table:table-cell table:number-columns-repeated="2" office:value-type="string" calcext:value-type="string">
            <text:p>9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VINICIUS DANTAS</text:p>
          </table:table-cell>
          <table:table-cell table:number-columns-repeated="2" office:value-type="string" calcext:value-type="string">
            <text:p>B.E.C.5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ALEXANDRE CUNHA MACHADO </text:p>
          </table:table-cell>
          <table:table-cell table:number-columns-repeated="2" office:value-type="string" calcext:value-type="string">
            <text:p>B.E.C.3-P</text:p>
          </table:table-cell>
          <table:table-cell/>
          <table:table-cell table:number-columns-repeated="3" office:value-type="string" calcext:value-type="string">
            <text:p>2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ROMILSON GOMES DOS SANTOS</text:p>
          </table:table-cell>
          <table:table-cell table:number-columns-repeated="4"/>
          <table:table-cell table:number-columns-repeated="2" office:value-type="string" calcext:value-type="string">
            <text:p>3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2" office:value-type="string" calcext:value-type="string">
            <text:p>923-A</text:p>
          </table:table-cell>
          <table:table-cell table:number-columns-repeated="2" office:value-type="string" calcext:value-type="string">
            <text:p>92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office:value-type="string" calcext:value-type="string">
            <text:p>T.A-2-P</text:p>
          </table:table-cell>
          <table:table-cell/>
          <table:table-cell table:number-columns-repeated="2" office:value-type="string" calcext:value-type="string">
            <text:p>9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EDUARDO LIMA DO SANTOS</text:p>
          </table:table-cell>
          <table:table-cell office:value-type="string" calcext:value-type="string">
            <text:p>L.Q.8-P</text:p>
          </table:table-cell>
          <table:table-cell office:value-type="string" calcext:value-type="string">
            <text:p>L.Q-8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3"/>
          <table:table-cell office:value-type="string" calcext:value-type="string">
            <text:p>LIC.8-P-LET.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2" calcext:value-type="date">
            <text:p>02/09/19</text:p>
          </table:table-cell>
          <table:table-cell table:style-name="ce65" table:content-validation-name="val3" office:value-type="string" calcext:value-type="string">
            <text:p>CAMILA ANTUNES DE CARVALHO CASADO</text:p>
          </table:table-cell>
          <table:table-cell office:value-type="string" calcext:value-type="string">
            <text:p>DESIGN-2-P</text:p>
          </table:table-cell>
          <table:table-cell table:number-columns-repeated="3" office:value-type="string" calcext:value-type="string">
            <text:p>DESING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JOAO HENRIQUE DA COSTA CARDOSO</text:p>
          </table:table-cell>
          <table:table-cell table:number-columns-repeated="2" office:value-type="string" calcext:value-type="string">
            <text:p>L.LET.3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ANTONIO CICERO DE ARAUJO</text:p>
          </table:table-cell>
          <table:table-cell office:value-type="string" calcext:value-type="string">
            <text:p>L.LET.4-P</text:p>
          </table:table-cell>
          <table:table-cell office:value-type="string" calcext:value-type="string">
            <text:p>L.LET4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T.H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table:number-columns-repeated="2"/>
          <table:table-cell table:number-columns-repeated="2" office:value-type="string" calcext:value-type="string">
            <text:p>L.LET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2"/>
          <table:table-cell table:number-columns-repeated="2" office:value-type="string" calcext:value-type="string">
            <text:p>L.LET.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2"/>
          <table:table-cell table:number-columns-repeated="2" office:value-type="string" calcext:value-type="string">
            <text:p>73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2"/>
          <table:table-cell table:number-columns-repeated="2" office:value-type="string" calcext:value-type="string">
            <text:p>TA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5" calcext:value-type="date">
            <text:p>05/09/19</text:p>
          </table:table-cell>
          <table:table-cell table:style-name="ce65" table:content-validation-name="val3" office:value-type="string" calcext:value-type="string">
            <text:p>GERTRUDES MAGNA SALES DA SILVA</text:p>
          </table:table-cell>
          <table:table-cell table:number-columns-repeated="4" office:value-type="string" calcext:value-type="string">
            <text:p>T.H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2" office:value-type="string" calcext:value-type="string">
            <text:p>43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CAMILA SAMPAIO BEZERRA DA SILVA</text:p>
          </table:table-cell>
          <table:table-cell office:value-type="string" calcext:value-type="string">
            <text:p>TA-2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JOEFERSON REIS MARTINS</text:p>
          </table:table-cell>
          <table:table-cell office:value-type="string" calcext:value-type="string">
            <text:p>L.CI.BIO-6-P</text:p>
          </table:table-cell>
          <table:table-cell table:number-columns-repeated="2" office:value-type="string" calcext:value-type="string">
            <text:p>L.C.BIO-6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3" calcext:value-type="date">
            <text:p>03/09/19</text:p>
          </table:table-cell>
          <table:table-cell table:style-name="ce65" table:content-validation-name="val3" office:value-type="string" calcext:value-type="string">
            <text:p>SILIER MORAIS DE SOUZA</text:p>
          </table:table-cell>
          <table:table-cell table:number-columns-repeated="4" office:value-type="string" calcext:value-type="string">
            <text:p>T.H.-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ANTONIO CICERO DE ARAUJO</text:p>
          </table:table-cell>
          <table:table-cell table:number-columns-repeated="2" office:value-type="string" calcext:value-type="string">
            <text:p>634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2" office:value-type="string" calcext:value-type="string">
            <text:p>TA-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OACY VICENTE FERREIRA</text:p>
          </table:table-cell>
          <table:table-cell office:value-type="string" calcext:value-type="string">
            <text:p>L.Q-8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WANDERLAN SANTOS PORTO</text:p>
          </table:table-cell>
          <table:table-cell table:number-columns-repeated="2" office:value-type="string" calcext:value-type="string">
            <text:p>L.C.BIO-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2" office:value-type="string" calcext:value-type="string">
            <text:p>T.H-1-P</text:p>
          </table:table-cell>
          <table:table-cell table:number-columns-repeated="2" office:value-type="string" calcext:value-type="string">
            <text:p>L.C.BIO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office:value-type="string" calcext:value-type="string">
            <text:p>L.QUIM-6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ROSILANIA MACEDO DA SILVA </text:p>
          </table:table-cell>
          <table:table-cell/>
          <table:table-cell table:number-columns-repeated="3" office:value-type="string" calcext:value-type="string">
            <text:p>L.LET.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office:value-type="string" calcext:value-type="string">
            <text:p>L.LET.4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2"/>
          <table:table-cell table:number-columns-repeated="2" office:value-type="string" calcext:value-type="string">
            <text:p>73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JOSE MARTINS DOS SANTOS SOBRINHO</text:p>
          </table:table-cell>
          <table:table-cell table:number-columns-repeated="4" office:value-type="string" calcext:value-type="string">
            <text:p>DESIGN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G.T.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4" calcext:value-type="date">
            <text:p>04/09/19</text:p>
          </table:table-cell>
          <table:table-cell table:style-name="ce65" table:content-validation-name="val3" office:value-type="string" calcext:value-type="string">
            <text:p>VALERIA GOIA VASCO TEIXEIRA </text:p>
          </table:table-cell>
          <table:table-cell table:number-columns-repeated="4" office:value-type="string" calcext:value-type="string">
            <text:p>G.T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4" office:value-type="string" calcext:value-type="string">
            <text:p>T.A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OSE JADILSON NUNES DE MACEDO</text:p>
          </table:table-cell>
          <table:table-cell table:number-columns-repeated="2" office:value-type="string" calcext:value-type="string">
            <text:p>CIE.2-PBIO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table:number-columns-repeated="4" office:value-type="string" calcext:value-type="string">
            <text:p>L.LET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2" office:value-type="string" calcext:value-type="string">
            <text:p>L.MAT.2-P</text:p>
          </table:table-cell>
          <table:table-cell table:number-columns-repeated="2" office:value-type="string" calcext:value-type="string">
            <text:p>L.MAT.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GILMAR TEODOSIO SILVA</text:p>
          </table:table-cell>
          <table:table-cell table:number-columns-repeated="4" office:value-type="string" calcext:value-type="string">
            <text:p>L.MAT.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CAMILA LIMA DA COSTA</text:p>
          </table:table-cell>
          <table:table-cell table:number-columns-repeated="2" office:value-type="string" calcext:value-type="string">
            <text:p>73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ONAS DOS SANTOS SOUSA</text:p>
          </table:table-cell>
          <table:table-cell table:number-columns-repeated="2" office:value-type="string" calcext:value-type="string">
            <text:p>T.ALIM.4-P</text:p>
          </table:table-cell>
          <table:table-cell table:number-columns-repeated="2" office:value-type="string" calcext:value-type="string">
            <text:p>T.ALIM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4" office:value-type="string" calcext:value-type="string">
            <text:p>G.T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T.H.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6" calcext:value-type="date">
            <text:p>06/09/19</text:p>
          </table:table-cell>
          <table:table-cell table:style-name="ce65" table:content-validation-name="val3" office:value-type="string" calcext:value-type="string">
            <text:p>VICTOR SOUSA SGARBI</text:p>
          </table:table-cell>
          <table:table-cell table:number-columns-repeated="4" office:value-type="string" calcext:value-type="string">
            <text:p>G.T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office:value-type="string" calcext:value-type="string">
            <text:p>T.A-2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DANIELLE COTTA DE MELO N. DA SILVA</text:p>
          </table:table-cell>
          <table:table-cell table:number-columns-repeated="4" office:value-type="string" calcext:value-type="string">
            <text:p>T.A.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EDUARDO LIMA DO SANTOS</text:p>
          </table:table-cell>
          <table:table-cell table:number-columns-repeated="2" office:value-type="string" calcext:value-type="string">
            <text:p>L.Q-8-P</text:p>
          </table:table-cell>
          <table:table-cell table:number-columns-repeated="2" office:value-type="string" calcext:value-type="string">
            <text:p>L.Q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CAMILA ANTUNES DE CARVALHO CASADO</text:p>
          </table:table-cell>
          <table:table-cell table:number-columns-repeated="4" office:value-type="string" calcext:value-type="string">
            <text:p>T.D.I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/>
          <table:table-cell table:number-columns-repeated="2" office:value-type="string" calcext:value-type="string">
            <text:p>L.M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MARIA IVANA PATRIOTA CARNAUBA</text:p>
          </table:table-cell>
          <table:table-cell table:number-columns-repeated="2" office:value-type="string" calcext:value-type="string">
            <text:p>L.M.8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ROSSANA VIANA GAIA</text:p>
          </table:table-cell>
          <table:table-cell table:number-columns-repeated="3" office:value-type="string" calcext:value-type="string">
            <text:p>LETRAS8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3"/>
          <table:table-cell office:value-type="string" calcext:value-type="string">
            <text:p>LETRAS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JOEFERSON REIS MARTINS</text:p>
          </table:table-cell>
          <table:table-cell table:number-columns-repeated="2" office:value-type="string" calcext:value-type="string">
            <text:p>BIOL.4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09" calcext:value-type="date">
            <text:p>09/09/19</text:p>
          </table:table-cell>
          <table:table-cell table:style-name="ce65" table:content-validation-name="val3" office:value-type="string" calcext:value-type="string">
            <text:p>JESU COSTA FERREIRA JUNIOR</text:p>
          </table:table-cell>
          <table:table-cell table:number-columns-repeated="2"/>
          <table:table-cell table:number-columns-repeated="2" office:value-type="string" calcext:value-type="string">
            <text:p>L.Q-2-P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style-name="ce62" table:content-validation-name="val2"/>
          <table:table-cell table:style-name="ce65"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CAMILA SAMPAIO BEZERRA DA SILVA</text:p>
          </table:table-cell>
          <table:table-cell table:number-columns-repeated="2" office:value-type="string" calcext:value-type="string">
            <text:p>734-A</text:p>
          </table:table-cell>
          <table:table-cell table:number-columns-repeated="2" office:value-type="string" calcext:value-type="string">
            <text:p>T.A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office:value-type="string" calcext:value-type="string">
            <text:p>L.Q-6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JOACY VICENTE FERREIRA</text:p>
          </table:table-cell>
          <table:table-cell office:value-type="string" calcext:value-type="string">
            <text:p>L.Q-8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LUIZ ANTONIO COSTA SILVA</text:p>
          </table:table-cell>
          <table:table-cell table:number-columns-repeated="4" office:value-type="string" calcext:value-type="string">
            <text:p>DESIGN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G.T.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VALERIA GOIA VASCO TEIXEIRA 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2" office:value-type="string" calcext:value-type="string">
            <text:p>T.H-1-P</text:p>
          </table:table-cell>
          <table:table-cell office:value-type="string" calcext:value-type="string">
            <text:p>BIOL-2-P</text:p>
          </table:table-cell>
          <table:table-cell office:value-type="string" calcext:value-type="string">
            <text:p>BIOL.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ELAINE DOS SANTOS SGARBI</text:p>
          </table:table-cell>
          <table:table-cell table:number-columns-repeated="2" office:value-type="string" calcext:value-type="string">
            <text:p>T.H.-3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EDMAR MARINHO DE AZEVEDO</text:p>
          </table:table-cell>
          <table:table-cell table:number-columns-repeated="2"/>
          <table:table-cell table:number-columns-repeated="2" office:value-type="string" calcext:value-type="string">
            <text:p>73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 office:value-type="string" calcext:value-type="string">
            <text:p>L.M6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0-09-11" calcext:value-type="date">
            <text:p>11/09/90</text:p>
          </table:table-cell>
          <table:table-cell table:style-name="ce66" table:content-validation-name="val3" office:value-type="string" calcext:value-type="string">
            <text:p>MERYLANE PORTO DA SILVA</text:p>
          </table:table-cell>
          <table:table-cell table:number-columns-repeated="2"/>
          <table:table-cell table:number-columns-repeated="2" office:value-type="string" calcext:value-type="string">
            <text:p>L.M-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office:value-type="string" calcext:value-type="string">
            <text:p>LETRAS.4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1" calcext:value-type="date">
            <text:p>11/09/19</text:p>
          </table:table-cell>
          <table:table-cell table:style-name="ce65" table:content-validation-name="val3" office:value-type="string" calcext:value-type="string">
            <text:p>ANTONIO CARLOS SANTOS DE LIMA</text:p>
          </table:table-cell>
          <table:table-cell table:number-columns-repeated="2"/>
          <table:table-cell table:number-columns-repeated="2" office:value-type="string" calcext:value-type="string">
            <text:p>LERTAS.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2"/>
          <table:table-cell table:number-columns-repeated="2" office:value-type="string" calcext:value-type="string">
            <text:p>T.A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CECILIA DANTAS VICENTE </text:p>
          </table:table-cell>
          <table:table-cell table:number-columns-repeated="2" office:value-type="string" calcext:value-type="string">
            <text:p>T.A.6-P</text:p>
          </table:table-cell>
          <table:table-cell/>
          <table:table-cell office:value-type="string" calcext:value-type="string">
            <text:p>T.A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6" table:content-validation-name="val3" office:value-type="string" calcext:value-type="string">
            <text:p>EDUARDO LIMA DO SANTOS</text:p>
          </table:table-cell>
          <table:table-cell table:number-columns-repeated="2" office:value-type="string" calcext:value-type="string">
            <text:p>L.Q-8-P</text:p>
          </table:table-cell>
          <table:table-cell table:number-columns-repeated="2" office:value-type="string" calcext:value-type="string">
            <text:p>L.Q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GERTRUDES MAGNA SALES DA SILVA</text:p>
          </table:table-cell>
          <table:table-cell table:number-columns-repeated="4" office:value-type="string" calcext:value-type="string">
            <text:p>T.H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T.H-2-P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style-name="ce62" table:content-validation-name="val2"/>
          <table:table-cell table:style-name="ce65"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HUGO SANTOS NUNES</text:p>
          </table:table-cell>
          <table:table-cell table:number-columns-repeated="4" office:value-type="string" calcext:value-type="string">
            <text:p>L.M.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JOAO HENRIQUE DA COSTA CARDOSO</text:p>
          </table:table-cell>
          <table:table-cell table:number-columns-repeated="2" office:value-type="string" calcext:value-type="string">
            <text:p>LETRAS-3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ANTONIO CICERO DE ARAUJO</text:p>
          </table:table-cell>
          <table:table-cell table:number-columns-repeated="2" office:value-type="string" calcext:value-type="string">
            <text:p>LETRAS-4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2" calcext:value-type="date">
            <text:p>12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table:number-columns-repeated="2"/>
          <table:table-cell table:number-columns-repeated="2" office:value-type="string" calcext:value-type="string">
            <text:p>LETRAS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JEANE MARIA DE MELO</text:p>
          </table:table-cell>
          <table:table-cell table:number-columns-repeated="2" office:value-type="string" calcext:value-type="string">
            <text:p>43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CAMILA SAMPAIO BEZERRA DA SILVA</text:p>
          </table:table-cell>
          <table:table-cell office:value-type="string" calcext:value-type="string">
            <text:p>T.A-2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MARO HELIO LEITE DA SILVA</text:p>
          </table:table-cell>
          <table:table-cell table:number-columns-repeated="4" office:value-type="string" calcext:value-type="string">
            <text:p>DESIGN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SILIER MORAIS DE SOUZA</text:p>
          </table:table-cell>
          <table:table-cell table:number-columns-repeated="4" office:value-type="string" calcext:value-type="string">
            <text:p>T.H-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DANIEL DE JESUS PEREIRA</text:p>
          </table:table-cell>
          <table:table-cell table:number-columns-repeated="4" office:value-type="string" calcext:value-type="string">
            <text:p>T.H.5-P</text:p>
          </table:table-cell>
          <table:table-cell table:number-columns-repeated="2" office:value-type="string" calcext:value-type="string">
            <text:p>REOFERT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6" table:content-validation-name="val3" office:value-type="string" calcext:value-type="string">
            <text:p>LUIZ ANTONIO COSTA SILVA</text:p>
          </table:table-cell>
          <table:table-cell/>
          <table:table-cell office:value-type="string" calcext:value-type="string">
            <text:p><text:s text:c="52"/></text:p>
          </table:table-cell>
          <table:table-cell table:number-columns-repeated="2" office:value-type="string" calcext:value-type="string">
            <text:p>T.H-5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RENATO LOBO</text:p>
          </table:table-cell>
          <table:table-cell table:number-columns-repeated="2"/>
          <table:table-cell table:number-columns-repeated="2" office:value-type="string" calcext:value-type="string">
            <text:p>G.T-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CELSO SILVA CALDAS </text:p>
          </table:table-cell>
          <table:table-cell table:number-columns-repeated="4" office:value-type="string" calcext:value-type="string">
            <text:p>73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GILMAR TEODOSIO SILVA</text:p>
          </table:table-cell>
          <table:table-cell table:number-columns-repeated="2" office:value-type="string" calcext:value-type="string">
            <text:p>L.M-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HUGO SANTOS NUNES</text:p>
          </table:table-cell>
          <table:table-cell table:number-columns-repeated="4" office:value-type="string" calcext:value-type="string">
            <text:p>L.M-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JOAO HENRIQUE DA COSTA CARDOSO</text:p>
          </table:table-cell>
          <table:table-cell table:number-columns-repeated="2"/>
          <table:table-cell table:number-columns-repeated="2" office:value-type="string" calcext:value-type="string">
            <text:p>LETRAS-3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ANTONIO WARNER DE A VASCONCELOS</text:p>
          </table:table-cell>
          <table:table-cell table:number-columns-repeated="4" office:value-type="string" calcext:value-type="string">
            <text:p>LETRAS-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5" table:content-validation-name="val3" office:value-type="string" calcext:value-type="string">
            <text:p>EBENEZER BERNANDES CORREIA SILVA</text:p>
          </table:table-cell>
          <table:table-cell table:number-columns-repeated="2" office:value-type="string" calcext:value-type="string">
            <text:p>BIOL.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10" calcext:value-type="date">
            <text:p>10/09/19</text:p>
          </table:table-cell>
          <table:table-cell table:style-name="ce66" table:content-validation-name="val3" office:value-type="string" calcext:value-type="string">
            <text:p>JOEFERSON REIS MARTINS</text:p>
          </table:table-cell>
          <table:table-cell table:number-columns-repeated="3" office:value-type="string" calcext:value-type="string">
            <text:p>BIOL.6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office:value-type="string" calcext:value-type="string">
            <text:p>T.A-2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ANDERSON RANGEL BATISTA SIQUEIRA</text:p>
          </table:table-cell>
          <table:table-cell table:number-columns-repeated="2" office:value-type="string" calcext:value-type="string">
            <text:p>L.Q.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EDUARDO LIMA DO SANTOS</text:p>
          </table:table-cell>
          <table:table-cell table:number-columns-repeated="2" office:value-type="string" calcext:value-type="string">
            <text:p>L.Q-8-P</text:p>
          </table:table-cell>
          <table:table-cell table:number-columns-repeated="2" office:value-type="string" calcext:value-type="string">
            <text:p>L.Q-6-P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style-name="ce62" table:content-validation-name="val2"/>
          <table:table-cell table:style-name="ce65"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JACEGUAI SOARES DA SILVA</text:p>
          </table:table-cell>
          <table:table-cell table:number-columns-repeated="4" office:value-type="string" calcext:value-type="string">
            <text:p>73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 office:value-type="string" calcext:value-type="string">
            <text:p>L.M-6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SIQUELES ROSEANE DE CARVALHO CAMPELO</text:p>
          </table:table-cell>
          <table:table-cell table:number-columns-repeated="3"/>
          <table:table-cell office:value-type="string" calcext:value-type="string">
            <text:p>L.LET-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JOEFERSON REIS MARTINS</text:p>
          </table:table-cell>
          <table:table-cell table:number-columns-repeated="2" office:value-type="string" calcext:value-type="string">
            <text:p>L.BIO-4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CAMILA ANTUNES DE CARVALHO CASADO</text:p>
          </table:table-cell>
          <table:table-cell table:number-columns-repeated="4" office:value-type="string" calcext:value-type="string">
            <text:p>DESIGN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style-name="ce65" table:content-validation-name="val3" office:value-type="string" calcext:value-type="string">
            <text:p>FLAVIA KAROLINA LIMA DUARTE BARBOSA</text:p>
          </table:table-cell>
          <table:table-cell table:number-columns-repeated="4" office:value-type="string" calcext:value-type="string">
            <text:p>G.T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LUIZ HENRIQUE DE GOUVEA LEMOS</text:p>
          </table:table-cell>
          <table:table-cell table:number-columns-repeated="2" office:value-type="string" calcext:value-type="string">
            <text:p>T.A-2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ALAN JOHN DUARTE DE FREITAS</text:p>
          </table:table-cell>
          <table:table-cell/>
          <table:table-cell table:number-columns-repeated="3" office:value-type="string" calcext:value-type="string">
            <text:p>L.Q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FLAVIA BRAGA DO NASCIMENTO SERBIM</text:p>
          </table:table-cell>
          <table:table-cell office:value-type="string" calcext:value-type="string">
            <text:p>L.Q-4-P</text:p>
          </table:table-cell>
          <table:table-cell table:number-columns-repeated="3" office:value-type="string" calcext:value-type="string">
            <text:p>L.Q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JOACY VICENTE FERREIRA</text:p>
          </table:table-cell>
          <table:table-cell table:number-columns-repeated="3"/>
          <table:table-cell office:value-type="string" calcext:value-type="string">
            <text:p>L.Q-8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SIBELLE CASTRO</text:p>
          </table:table-cell>
          <table:table-cell table:number-columns-repeated="4" office:value-type="string" calcext:value-type="string">
            <text:p>G.T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VALERIA GOIA VASCO TEIXEIRA </text:p>
          </table:table-cell>
          <table:table-cell table:number-columns-repeated="4" office:value-type="string" calcext:value-type="string">
            <text:p>G.T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CHRISTIANE BATINGA AGRA</text:p>
          </table:table-cell>
          <table:table-cell office:value-type="string" calcext:value-type="string">
            <text:p>L.LET-6-P</text:p>
          </table:table-cell>
          <table:table-cell/>
          <table:table-cell table:number-columns-repeated="2" office:value-type="string" calcext:value-type="string">
            <text:p>T.H-4-P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style-name="ce62" table:content-validation-name="val2"/>
          <table:table-cell table:style-name="ce65"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MIKAEL DE LIMA FREITAS</text:p>
          </table:table-cell>
          <table:table-cell table:number-columns-repeated="2" office:value-type="string" calcext:value-type="string">
            <text:p>73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HELCIO BEZERRA DO NASCIMENTO JUNIOR</text:p>
          </table:table-cell>
          <table:table-cell table:number-columns-repeated="2" office:value-type="string" calcext:value-type="string">
            <text:p>L.M-6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CLEUSA SALVINA R. M. BARBOSA</text:p>
          </table:table-cell>
          <table:table-cell office:value-type="string" calcext:value-type="string">
            <text:p>L.IT-4-P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style-name="ce65" table:content-validation-name="val3" office:value-type="string" calcext:value-type="string">
            <text:p>DEYSE FERREIRA ROCHA</text:p>
          </table:table-cell>
          <table:table-cell table:number-columns-repeated="4" office:value-type="string" calcext:value-type="string">
            <text:p>L.B-6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DEYSE FERREIRA ROCHA</text:p>
          </table:table-cell>
          <table:table-cell table:number-columns-repeated="4" office:value-type="string" calcext:value-type="string">
            <text:p>L.B-8-P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TAMINEZ DE AZEVEDO FARIAS</text:p>
          </table:table-cell>
          <table:table-cell table:number-columns-repeated="2"/>
          <table:table-cell office:value-type="string" calcext:value-type="string">
            <text:p>512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CELSO SILVA CALDAS </text:p>
          </table:table-cell>
          <table:table-cell table:number-columns-repeated="3"/>
          <table:table-cell table:number-columns-repeated="3" office:value-type="string" calcext:value-type="string">
            <text:p>7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NATALIA SANTOS <text:s/>FREITAS </text:p>
          </table:table-cell>
          <table:table-cell table:number-columns-repeated="2" office:value-type="string" calcext:value-type="string">
            <text:p>21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CASSIO HARTMANN</text:p>
          </table:table-cell>
          <table:table-cell table:number-columns-repeated="5"/>
          <table:table-cell office:value-type="string" calcext:value-type="string">
            <text:p>21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MAURICIO DOS SANTOS CORREIA</text:p>
          </table:table-cell>
          <table:table-cell table:number-columns-repeated="2" office:value-type="string" calcext:value-type="string">
            <text:p>9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SERGIO TEIXEIRA COSTA</text:p>
          </table:table-cell>
          <table:table-cell table:number-columns-repeated="3"/>
          <table:table-cell office:value-type="string" calcext:value-type="string">
            <text:p>4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ROOSEVELT PONTES SILVA</text:p>
          </table:table-cell>
          <table:table-cell table:number-columns-repeated="2"/>
          <table:table-cell table:number-columns-repeated="4" office:value-type="string" calcext:value-type="string">
            <text:p>614-A</text:p>
          </table:table-cell>
          <table:table-cell/>
        </table:table-row>
        <table:table-row table:style-name="ro4">
          <table:table-cell table:content-validation-name="val1"/>
          <table:table-cell table:style-name="ce62"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512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ALVARO JOSE DE OLIVEIRA</text:p>
          </table:table-cell>
          <table:table-cell office:value-type="string" calcext:value-type="string">
            <text:p>612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ALVARO JOSE DE OLIVEIRA</text:p>
          </table:table-cell>
          <table:table-cell office:value-type="string" calcext:value-type="string">
            <text:p>612-A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SERGIO TEIXEIRA COSTA</text:p>
          </table:table-cell>
          <table:table-cell table:number-columns-repeated="3"/>
          <table:table-cell table:number-columns-repeated="2" office:value-type="string" calcext:value-type="string">
            <text:p>41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9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TAMINEZ DE AZEVEDO FARIAS</text:p>
          </table:table-cell>
          <table:table-cell table:number-columns-repeated="5"/>
          <table:table-cell office:value-type="string" calcext:value-type="string">
            <text:p>31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3" calcext:value-type="date">
            <text:p>23/09/19</text:p>
          </table:table-cell>
          <table:table-cell table:content-validation-name="val3" office:value-type="string" calcext:value-type="string">
            <text:p>ROOSEVELT PONTES SILVA</text:p>
          </table:table-cell>
          <table:table-cell table:number-columns-repeated="2"/>
          <table:table-cell table:number-columns-repeated="4" office:value-type="string" calcext:value-type="string">
            <text:p>613-A</text:p>
          </table:table-cell>
          <table:table-cell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YVES MAIA DE ALBUQUERQUE</text:p>
          </table:table-cell>
          <table:table-cell table:number-columns-repeated="2" office:value-type="string" calcext:value-type="string">
            <text:p>7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GERSON MACIEL GUIMARAES</text:p>
          </table:table-cell>
          <table:table-cell table:number-columns-repeated="2" office:value-type="string" calcext:value-type="string">
            <text:p>91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NEWTON CESAR DE LIMA MENDES</text:p>
          </table:table-cell>
          <table:table-cell table:number-columns-repeated="2"/>
          <table:table-cell office:value-type="string" calcext:value-type="string">
            <text:p>911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CAMILA ANTUNES DE CARVALHO CASADO</text:p>
          </table:table-cell>
          <table:table-cell/>
          <table:table-cell table:number-columns-repeated="4" office:value-type="string" calcext:value-type="string">
            <text:p>DESIGN-1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FELIPE CESAR MARQUES TUPINAMBA</text:p>
          </table:table-cell>
          <table:table-cell table:number-columns-repeated="2"/>
          <table:table-cell office:value-type="string" calcext:value-type="string">
            <text:p>913-A</text:p>
          </table:table-cell>
          <table:table-cell office:value-type="string" calcext:value-type="string">
            <text:p>6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JEAN JACQUES BITTENCOURT DA ROCHA</text:p>
          </table:table-cell>
          <table:table-cell table:number-columns-repeated="6" office:value-type="string" calcext:value-type="string">
            <text:p>413-A</text:p>
          </table:table-cell>
          <table:table-cell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ANTONIO ALBUQUERQUE DE SOUZA</text:p>
          </table:table-cell>
          <table:table-cell table:number-columns-repeated="3"/>
          <table:table-cell table:number-columns-repeated="3" office:value-type="string" calcext:value-type="string">
            <text:p>7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CAMILA ANTUNES DE CARVALHO CASADO</text:p>
          </table:table-cell>
          <table:table-cell/>
          <table:table-cell table:number-columns-repeated="4" office:value-type="string" calcext:value-type="string">
            <text:p>DESIGN-3-P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ADRIANA PAULA QUIXABEIRA R. E SILVA </text:p>
          </table:table-cell>
          <table:table-cell/>
          <table:table-cell office:value-type="string" calcext:value-type="string">
            <text:p>DESIGN-5-P</text:p>
          </table:table-cell>
          <table:table-cell office:value-type="string" calcext:value-type="string">
            <text:p>DESIGN-1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POLIANA PIMENTEL SILVA</text:p>
          </table:table-cell>
          <table:table-cell/>
          <table:table-cell office:value-type="string" calcext:value-type="string">
            <text:p>714-A</text:p>
          </table:table-cell>
          <table:table-cell office:value-type="string" calcext:value-type="string">
            <text:p>214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DANIEL FERREIRA DA GUIA</text:p>
          </table:table-cell>
          <table:table-cell table:number-columns-repeated="2" office:value-type="string" calcext:value-type="string">
            <text:p>31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FABIANO DOS SANTOS BRIAO</text:p>
          </table:table-cell>
          <table:table-cell table:number-columns-repeated="3"/>
          <table:table-cell office:value-type="string" calcext:value-type="string">
            <text:p>314-A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DANIELLE COTTA DE MELO N. DA SILVA</text:p>
          </table:table-cell>
          <table:table-cell table:number-columns-repeated="3"/>
          <table:table-cell table:number-columns-repeated="3" office:value-type="string" calcext:value-type="string">
            <text:p>71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ANTONIO ALBUQUERQUE DE SOUZA</text:p>
          </table:table-cell>
          <table:table-cell table:number-columns-repeated="3"/>
          <table:table-cell table:number-columns-repeated="3" office:value-type="string" calcext:value-type="string">
            <text:p>7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FELIPE CESAR MARQUES TUPINAMBA</text:p>
          </table:table-cell>
          <table:table-cell/>
          <table:table-cell office:value-type="string" calcext:value-type="string">
            <text:p>611-A</text:p>
          </table:table-cell>
          <table:table-cell office:value-type="string" calcext:value-type="string">
            <text:p>413-B</text:p>
          </table:table-cell>
          <table:table-cell office:value-type="string" calcext:value-type="string">
            <text:p>512-B</text:p>
          </table:table-cell>
          <table:table-cell/>
          <table:table-cell office:value-type="string" calcext:value-type="string">
            <text:p>4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TAMINEZ DE AZEVEDO FARIAS</text:p>
          </table:table-cell>
          <table:table-cell table:number-columns-repeated="3"/>
          <table:table-cell office:value-type="string" calcext:value-type="string">
            <text:p>512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POLIANA PIMENTEL SILVA</text:p>
          </table:table-cell>
          <table:table-cell table:number-columns-repeated="4"/>
          <table:table-cell office:value-type="string" calcext:value-type="string">
            <text:p>414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ROOSEVELT PONTES SILVA</text:p>
          </table:table-cell>
          <table:table-cell table:number-columns-repeated="2"/>
          <table:table-cell table:number-columns-repeated="4" office:value-type="string" calcext:value-type="string">
            <text:p>61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GIVALDO OLIVEIRA DOS SANTOS</text:p>
          </table:table-cell>
          <table:table-cell table:number-columns-repeated="4"/>
          <table:table-cell table:number-columns-repeated="2" office:value-type="string" calcext:value-type="string">
            <text:p>E.C-4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MATUTINO</text:p>
          </table:table-cell>
          <table:table-cell table:style-name="ce62" table:content-validation-name="val2" office:value-type="date" office:date-value="2019-09-18" calcext:value-type="date">
            <text:p>18/09/19</text:p>
          </table:table-cell>
          <table:table-cell table:content-validation-name="val3" office:value-type="string" calcext:value-type="string">
            <text:p>SERGIO TEIXEIRA COSTA</text:p>
          </table:table-cell>
          <table:table-cell table:number-columns-repeated="3"/>
          <table:table-cell office:value-type="string" calcext:value-type="string">
            <text:p>412-A</text:p>
          </table:table-cell>
          <table:table-cell table:number-columns-repeated="3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SILIER MORAIS DE SOUZA</text:p>
          </table:table-cell>
          <table:table-cell table:number-columns-repeated="4"/>
          <table:table-cell table:number-columns-repeated="2" office:value-type="string" calcext:value-type="string">
            <text:p>2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ALEXANDRE LUIZ DE HOLANDA PADILHA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MIKAEL DE LIMA FREITAS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ANDREA PEREIRA MORAES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CHARRIDY MAX FONTES PINTO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ROMILSON GOMES DOS SANTOS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GUSTAVO JOSE CERQUEIRA PESSOA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ABHAAO VERCOSA AMORIM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GILMAR TEODOSIO SILVA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3" calcext:value-type="date">
            <text:p>13/09/19</text:p>
          </table:table-cell>
          <table:table-cell table:content-validation-name="val3" office:value-type="string" calcext:value-type="string">
            <text:p>JOAO GILBERTO TEIXEIRA SILVA</text:p>
          </table:table-cell>
          <table:table-cell table:number-columns-repeated="7"/>
        </table:table-row>
        <table:table-row table:style-name="ro4">
          <table:table-cell table:content-validation-name="val1"/>
          <table:table-cell table:style-name="ce62"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ANDRE LUIZ NOVAES DE OLIVEIRA</text:p>
          </table:table-cell>
          <table:table-cell table:number-columns-repeated="2"/>
          <table:table-cell table:number-columns-repeated="2" office:value-type="string" calcext:value-type="string">
            <text:p>C.E-5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CHRISTIANE BATINGA AGRA</text:p>
          </table:table-cell>
          <table:table-cell table:number-columns-repeated="3"/>
          <table:table-cell office:value-type="string" calcext:value-type="string">
            <text:p>321-A</text:p>
          </table:table-cell>
          <table:table-cell/>
          <table:table-cell office:value-type="string" calcext:value-type="string">
            <text:p>3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RICARDO ALEX DE LIMA BARBOSA</text:p>
          </table:table-cell>
          <table:table-cell table:number-columns-repeated="2" office:value-type="string" calcext:value-type="string">
            <text:p>321-B</text:p>
          </table:table-cell>
          <table:table-cell table:number-columns-repeated="2"/>
          <table:table-cell table:number-columns-repeated="2" office:value-type="string" calcext:value-type="string">
            <text:p>321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ROOSEVELT PONTES SILVA</text:p>
          </table:table-cell>
          <table:table-cell table:number-columns-repeated="2"/>
          <table:table-cell table:number-columns-repeated="4" office:value-type="string" calcext:value-type="string">
            <text:p>6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CLEUSA SALVINA R. M. BARBOSA</text:p>
          </table:table-cell>
          <table:table-cell table:number-columns-repeated="2" office:value-type="string" calcext:value-type="string">
            <text:p>223-A</text:p>
          </table:table-cell>
          <table:table-cell/>
          <table:table-cell office:value-type="string" calcext:value-type="string">
            <text:p>5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FABIO JOSE DOS SANTOS</text:p>
          </table:table-cell>
          <table:table-cell table:number-columns-repeated="3"/>
          <table:table-cell office:value-type="string" calcext:value-type="string">
            <text:p>223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ANTONIO CARLOS SANTOS DE LIMA</text:p>
          </table:table-cell>
          <table:table-cell office:value-type="string" calcext:value-type="string">
            <text:p>421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MIKAEL DE LIMA FREITAS</text:p>
          </table:table-cell>
          <table:table-cell table:number-columns-repeated="2"/>
          <table:table-cell table:number-columns-repeated="2" office:value-type="string" calcext:value-type="string">
            <text:p>622-A</text:p>
          </table:table-cell>
          <table:table-cell table:number-columns-repeated="2" office:value-type="string" calcext:value-type="string">
            <text:p>4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RAYNA VALERIA MACIEL DE OLIVEIRA</text:p>
          </table:table-cell>
          <table:table-cell table:number-columns-repeated="2" office:value-type="string" calcext:value-type="string">
            <text:p>52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EDMAR MARINHO DE AZEVEDO</text:p>
          </table:table-cell>
          <table:table-cell table:number-columns-repeated="2" office:value-type="string" calcext:value-type="string">
            <text:p>923-A</text:p>
          </table:table-cell>
          <table:table-cell table:number-columns-repeated="2" office:value-type="string" calcext:value-type="string">
            <text:p>922-A</text:p>
          </table:table-cell>
          <table:table-cell table:number-columns-repeated="2" office:value-type="string" calcext:value-type="string">
            <text:p>5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ANTONIO ALBUQUERQUE DE SOUZA</text:p>
          </table:table-cell>
          <table:table-cell table:number-columns-repeated="2"/>
          <table:table-cell table:number-columns-repeated="2" office:value-type="string" calcext:value-type="string">
            <text:p>7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POLIANA PIMENTEL SILVA</text:p>
          </table:table-cell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19" calcext:value-type="date">
            <text:p>19/09/19</text:p>
          </table:table-cell>
          <table:table-cell table:content-validation-name="val3" office:value-type="string" calcext:value-type="string">
            <text:p>ROSILANIA MACEDO DA SILVA </text:p>
          </table:table-cell>
          <table:table-cell table:number-columns-repeated="7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ANTONIO CELIO LINS DO NASCIMENTO</text:p>
          </table:table-cell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52"/></text:p>
          </table:table-cell>
          <table:table-cell office:value-type="string" calcext:value-type="string">
            <text:p>521-A</text:p>
          </table:table-cell>
          <table:table-cell office:value-type="string" calcext:value-type="string">
            <text:p>321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MIKAEL DE LIMA FREITAS</text:p>
          </table:table-cell>
          <table:table-cell table:number-columns-repeated="4"/>
          <table:table-cell table:number-columns-repeated="2" office:value-type="string" calcext:value-type="string">
            <text:p>3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JEAN JACQUES BITTENCOURT DA ROCHA</text:p>
          </table:table-cell>
          <table:table-cell table:number-columns-repeated="2"/>
          <table:table-cell table:number-columns-repeated="2" office:value-type="string" calcext:value-type="string">
            <text:p>422-B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NATALIA SANTOS <text:s/>FREITAS </text:p>
          </table:table-cell>
          <table:table-cell table:number-columns-repeated="2" office:value-type="string" calcext:value-type="string">
            <text:p>42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VINICIUS DANTAS</text:p>
          </table:table-cell>
          <table:table-cell table:number-columns-repeated="2"/>
          <table:table-cell table:number-columns-repeated="2" office:value-type="string" calcext:value-type="string">
            <text:p>2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ANTONIO CARLOS SANTOS DE LIMA</text:p>
          </table:table-cell>
          <table:table-cell table:number-columns-repeated="2" office:value-type="string" calcext:value-type="string">
            <text:p>42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EDMAR MARINHO DE AZEVEDO</text:p>
          </table:table-cell>
          <table:table-cell office:value-type="string" calcext:value-type="string">
            <text:p>522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ELVYS ALVES SOARES</text:p>
          </table:table-cell>
          <table:table-cell table:number-columns-repeated="2" office:value-type="string" calcext:value-type="string">
            <text:p>621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MIKAEL DE LIMA FREITAS</text:p>
          </table:table-cell>
          <table:table-cell office:value-type="string" calcext:value-type="string">
            <text:p>622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GILMAR TEODOSIO SILVA</text:p>
          </table:table-cell>
          <table:table-cell table:number-columns-repeated="2"/>
          <table:table-cell table:number-columns-repeated="2" office:value-type="string" calcext:value-type="string">
            <text:p>FISICA-4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0" calcext:value-type="date">
            <text:p>20/09/19</text:p>
          </table:table-cell>
          <table:table-cell table:content-validation-name="val3" office:value-type="string" calcext:value-type="string">
            <text:p>HEBERTH BRAGA GONCALVES RIBEIRO</text:p>
          </table:table-cell>
          <table:table-cell table:number-columns-repeated="2" office:value-type="string" calcext:value-type="string">
            <text:p>S.T-1-P</text:p>
          </table:table-cell>
          <table:table-cell table:number-columns-repeated="5"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MAURICIO DOS SANTOS CORREIA</text:p>
          </table:table-cell>
          <table:table-cell/>
          <table:table-cell table:number-columns-repeated="2" office:value-type="string" calcext:value-type="string">
            <text:p>321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ALYSSON MATIAS LOPES DE LIMA</text:p>
          </table:table-cell>
          <table:table-cell table:number-columns-repeated="2"/>
          <table:table-cell office:value-type="string" calcext:value-type="string">
            <text:p>621-A</text:p>
          </table:table-cell>
          <table:table-cell table:number-columns-repeated="2"/>
          <table:table-cell office:value-type="string" calcext:value-type="string">
            <text:p>321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DACIO LOPES CAMERINO FILHO</text:p>
          </table:table-cell>
          <table:table-cell table:number-columns-repeated="4"/>
          <table:table-cell office:value-type="string" calcext:value-type="string">
            <text:p>322-B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MIKAEL DE LIMA FREITAS</text:p>
          </table:table-cell>
          <table:table-cell table:number-columns-repeated="5"/>
          <table:table-cell office:value-type="string" calcext:value-type="string">
            <text:p>3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MARIA IZABEL CORREIA SILVA DE MESSIAS</text:p>
          </table:table-cell>
          <table:table-cell table:number-columns-repeated="2" office:value-type="string" calcext:value-type="string">
            <text:p>92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FREDY LOBO MONTEIRO</text:p>
          </table:table-cell>
          <table:table-cell table:number-columns-repeated="4"/>
          <table:table-cell table:number-columns-repeated="2" office:value-type="string" calcext:value-type="string">
            <text:p>5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HELCIO BEZERRA DO NASCIMENTO JUNIOR</text:p>
          </table:table-cell>
          <table:table-cell table:number-columns-repeated="2"/>
          <table:table-cell table:number-columns-repeated="2" office:value-type="string" calcext:value-type="string">
            <text:p>FISICA-2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GRACINO FRANCISCO RODRIGUES</text:p>
          </table:table-cell>
          <table:table-cell table:number-columns-repeated="4"/>
          <table:table-cell table:number-columns-repeated="2" office:value-type="string" calcext:value-type="string">
            <text:p>B.E.C-3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VINICIUS DANTAS</text:p>
          </table:table-cell>
          <table:table-cell table:number-columns-repeated="2" office:value-type="string" calcext:value-type="string">
            <text:p>B.E.C-5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ELAINE CRISTINA DOS SANTOS LIMA</text:p>
          </table:table-cell>
          <table:table-cell table:number-columns-repeated="2"/>
          <table:table-cell office:value-type="string" calcext:value-type="string">
            <text:p>724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DANIEL COTRIM CAMERINO</text:p>
          </table:table-cell>
          <table:table-cell table:number-columns-repeated="2" office:value-type="string" calcext:value-type="string">
            <text:p>222-B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4" calcext:value-type="date">
            <text:p>24/09/19</text:p>
          </table:table-cell>
          <table:table-cell table:content-validation-name="val3" office:value-type="string" calcext:value-type="string">
            <text:p>MAURICIO DOS SANTOS CORREIA</text:p>
          </table:table-cell>
          <table:table-cell table:number-columns-repeated="3"/>
          <table:table-cell table:number-columns-repeated="2" office:value-type="string" calcext:value-type="string">
            <text:p>722-A</text:p>
          </table:table-cell>
          <table:table-cell table:number-columns-repeated="2"/>
        </table:table-row>
        <table:table-row table:style-name="ro4">
          <table:table-cell table:content-validation-name="val1"/>
          <table:table-cell table:style-name="ce62"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JOAO HENRIQUE DA COSTA CARDOSO</text:p>
          </table:table-cell>
          <table:table-cell table:number-columns-repeated="4"/>
          <table:table-cell table:number-columns-repeated="2" office:value-type="string" calcext:value-type="string">
            <text:p>3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NATALIA SANTOS <text:s/>FREITAS </text:p>
          </table:table-cell>
          <table:table-cell table:number-columns-repeated="2" office:value-type="string" calcext:value-type="string">
            <text:p>322-A</text:p>
          </table:table-cell>
          <table:table-cell table:number-columns-repeated="2"/>
          <table:table-cell table:number-columns-repeated="2" office:value-type="string" calcext:value-type="string">
            <text:p>222-B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JEAN JACQUES BITTENCOURT DA ROCHA</text:p>
          </table:table-cell>
          <table:table-cell table:number-columns-repeated="4" office:value-type="string" calcext:value-type="string">
            <text:p>4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MAURICIO DOS SANTOS CORREIA</text:p>
          </table:table-cell>
          <table:table-cell table:number-columns-repeated="2" office:value-type="string" calcext:value-type="string">
            <text:p>423-A</text:p>
          </table:table-cell>
          <table:table-cell/>
          <table:table-cell table:number-columns-repeated="2" office:value-type="string" calcext:value-type="string">
            <text:p>223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JOSE ANTONIO FRANCA DE ARAUJO</text:p>
          </table:table-cell>
          <table:table-cell table:number-columns-repeated="2"/>
          <table:table-cell table:number-columns-repeated="2" office:value-type="string" calcext:value-type="string">
            <text:p>624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ALAN JOHN DUARTE DE FREITAS</text:p>
          </table:table-cell>
          <table:table-cell table:number-columns-repeated="3" office:value-type="string" calcext:value-type="string">
            <text:p>FISICA-4-P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EDUARDO CARDOSO MORAES</text:p>
          </table:table-cell>
          <table:table-cell table:number-columns-repeated="4" office:value-type="string" calcext:value-type="string">
            <text:p>B.E.C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GRACINO FRANCISCO RODRIGUES</text:p>
          </table:table-cell>
          <table:table-cell table:number-columns-repeated="2"/>
          <table:table-cell table:number-columns-repeated="2" office:value-type="string" calcext:value-type="string">
            <text:p>B.E.C-3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VINICIUS DANTAS</text:p>
          </table:table-cell>
          <table:table-cell table:number-columns-repeated="2" office:value-type="string" calcext:value-type="string">
            <text:p>B.E.C-5-P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CELSO SILVA CALDAS </text:p>
          </table:table-cell>
          <table:table-cell table:number-columns-repeated="4"/>
          <table:table-cell table:number-columns-repeated="2" office:value-type="string" calcext:value-type="string">
            <text:p>724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5" calcext:value-type="date">
            <text:p>25/09/19</text:p>
          </table:table-cell>
          <table:table-cell table:content-validation-name="val3" office:value-type="string" calcext:value-type="string">
            <text:p>ANTONIO ALBUQUERQUE DE SOUZA</text:p>
          </table:table-cell>
          <table:table-cell table:number-columns-repeated="4"/>
          <table:table-cell table:number-columns-repeated="2" office:value-type="string" calcext:value-type="string">
            <text:p>724-A</text:p>
          </table:table-cell>
          <table:table-cell/>
        </table:table-row>
        <table:table-row table:style-name="ro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ANDRE LUIZ NOVAES DE OLIVEIRA</text:p>
          </table:table-cell>
          <table:table-cell table:number-columns-repeated="2"/>
          <table:table-cell office:value-type="string" calcext:value-type="string">
            <text:p>C.E-5-P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CARLOS ALBERTO VANDERLEI VANGASSE</text:p>
          </table:table-cell>
          <table:table-cell/>
          <table:table-cell table:number-columns-repeated="2" office:value-type="string" calcext:value-type="string">
            <text:p>324-A</text:p>
          </table:table-cell>
          <table:table-cell table:number-columns-repeated="4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MIKAEL DE LIMA FREITAS</text:p>
          </table:table-cell>
          <table:table-cell table:number-columns-repeated="2"/>
          <table:table-cell table:number-columns-repeated="2" office:value-type="string" calcext:value-type="string">
            <text:p>622-A</text:p>
          </table:table-cell>
          <table:table-cell table:number-columns-repeated="2" office:value-type="string" calcext:value-type="string">
            <text:p>421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ROOSEVELT PONTES SILVA</text:p>
          </table:table-cell>
          <table:table-cell table:number-columns-repeated="2"/>
          <table:table-cell table:number-columns-repeated="4" office:value-type="string" calcext:value-type="string">
            <text:p>6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CLEUSA SALVINA R. M. BARBOSA</text:p>
          </table:table-cell>
          <table:table-cell table:number-columns-repeated="2" office:value-type="string" calcext:value-type="string">
            <text:p>223-A</text:p>
          </table:table-cell>
          <table:table-cell table:number-columns-repeated="5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NATALIA SANTOS <text:s/>FREITAS </text:p>
          </table:table-cell>
          <table:table-cell table:number-columns-repeated="2" office:value-type="string" calcext:value-type="string">
            <text:p>222-A</text:p>
          </table:table-cell>
          <table:table-cell table:number-columns-repeated="2"/>
          <table:table-cell table:number-columns-repeated="2" office:value-type="string" calcext:value-type="string">
            <text:p>2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POLIANA PIMENTEL SILVA</text:p>
          </table:table-cell>
          <table:table-cell table:number-columns-repeated="2"/>
          <table:table-cell table:number-columns-repeated="2" office:value-type="string" calcext:value-type="string">
            <text:p>923-A</text:p>
          </table:table-cell>
          <table:table-cell table:number-columns-repeated="2" office:value-type="string" calcext:value-type="string">
            <text:p>722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ROSILANIA MACEDO DA SILVA </text:p>
          </table:table-cell>
          <table:table-cell table:number-columns-repeated="6" office:value-type="string" calcext:value-type="string">
            <text:p>FISICA-4-P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EDUARDO CARDOSO MORAES</text:p>
          </table:table-cell>
          <table:table-cell table:number-columns-repeated="4" office:value-type="string" calcext:value-type="string">
            <text:p>B.E.C-1-P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DACIO LOPES CAMERINO FILHO</text:p>
          </table:table-cell>
          <table:table-cell table:number-columns-repeated="2"/>
          <table:table-cell table:number-columns-repeated="3" office:value-type="string" calcext:value-type="string">
            <text:p>222-A</text:p>
          </table:table-cell>
          <table:table-cell table:number-columns-repeated="2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ANTONIO CARLOS SANTOS DE LIMA</text:p>
          </table:table-cell>
          <table:table-cell office:value-type="string" calcext:value-type="string">
            <text:p>421-A</text:p>
          </table:table-cell>
          <table:table-cell table:number-columns-repeated="6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JOSE MARTINS DOS SANTOS SOBRINHO</text:p>
          </table:table-cell>
          <table:table-cell table:number-columns-repeated="4" office:value-type="string" calcext:value-type="string">
            <text:p>521-A</text:p>
          </table:table-cell>
          <table:table-cell table:number-columns-repeated="3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DANIELLE COTTA DE MELO N. DA SILVA</text:p>
          </table:table-cell>
          <table:table-cell table:number-columns-repeated="3"/>
          <table:table-cell table:number-columns-repeated="3" office:value-type="string" calcext:value-type="string">
            <text:p>723-A</text:p>
          </table:table-cell>
          <table:table-cell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style-name="ce62" table:content-validation-name="val2" office:value-type="date" office:date-value="2019-09-26" calcext:value-type="date">
            <text:p>26/09/19</text:p>
          </table:table-cell>
          <table:table-cell table:content-validation-name="val3" office:value-type="string" calcext:value-type="string">
            <text:p>CELSO SILVA CALDAS </text:p>
          </table:table-cell>
          <table:table-cell table:number-columns-repeated="3"/>
          <table:table-cell table:number-columns-repeated="3" office:value-type="string" calcext:value-type="string">
            <text:p>724-A</text:p>
          </table:table-cell>
          <table:table-cell/>
        </table:table-row>
        <table:table-row table:style-name="ro4">
          <table:table-cell table:content-validation-name="val1"/>
          <table:table-cell table:style-name="ce62"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NOTUR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>
          <table:table-cell table:content-validation-name="val1" office:value-type="string" calcext:value-type="string">
            <text:p>VESPERTINO</text:p>
          </table:table-cell>
          <table:table-cell table:content-validation-name="val2"/>
          <table:table-cell table:content-validation-name="val3"/>
          <table:table-cell table:number-columns-repeated="7"/>
        </table:table-row>
        <table:table-row table:style-name="ro4" table:number-rows-repeated="354">
          <table:table-cell table:content-validation-name="val1"/>
          <table:table-cell table:content-validation-name="val2"/>
          <table:table-cell table:content-validation-name="val3"/>
          <table:table-cell table:number-columns-repeated="7"/>
        </table:table-row>
        <table:table-row table:style-name="ro4" table:number-rows-repeated="7">
          <table:table-cell table:content-validation-name="val1"/>
          <table:table-cell table:content-validation-name="val2"/>
          <table:table-cell table:number-columns-repeated="8"/>
        </table:table-row>
        <table:table-row table:style-name="ro4" table:number-rows-repeated="2">
          <table:table-cell/>
          <table:table-cell table:content-validation-name="val2"/>
          <table:table-cell table:number-columns-repeated="8"/>
        </table:table-row>
        <table:table-row table:style-name="ro1" table:number-rows-repeated="10478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DB__1" table:target-range-address="Tercerrizado.B5:Tercerrizado.P269" table:contains-header="false" table:orientation="column"/>
        <table:database-range table:name="__Anonymous_DB__2" table:target-range-address="Tercerrizado.A4:Tercerrizado.P5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5" table:function="sum"/>
              <table:subtotal-field table:field-number="6" table:function="sum"/>
              <table:subtotal-field table:field-number="7" table:function="sum"/>
              <table:subtotal-field table:field-number="8" table:function="sum"/>
              <table:subtotal-field table:field-number="9" table:function="sum"/>
              <table:subtotal-field table:field-number="10" table:function="sum"/>
            </table:subtotal-rule>
          </table:subtotal-rules>
        </table:database-range>
        <table:database-range table:name="__Anonymous_Sheet_DB__0" table:target-range-address="Cadastro.A4:Cadastro.F347" table:display-filter-buttons="true" table:orientation="column"/>
        <table:database-range table:name="__Anonymous_Sheet_DB__1" table:target-range-address="Tercerrizado.A5:Tercerrizado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7">
      <number:month number:style="long" number:textual="true"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9.19mm" fo:margin-right="10mm"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text:s/>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3:53:57.6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40:47.591000000</meta:creation-date>
    <meta:editing-duration>PT5H4M43S</meta:editing-duration>
    <meta:editing-cycles>21</meta:editing-cycles>
    <meta:generator>LibreOffice/6.0.6.2$Windows_X86_64 LibreOffice_project/0c292870b25a325b5ed35f6b45599d2ea4458e77</meta:generator>
    <dc:date>2019-09-30T14:17:43.133000000</dc:date>
    <meta:document-statistic meta:table-count="2" meta:cell-count="3039" meta:object-count="0"/>
  </office:meta>
</office:document-meta>
</file>